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10/" manifest:media-type="application/vnd.oasis.opendocument.chart"/>
  <manifest:file-entry manifest:full-path="Object 11/" manifest:media-type="application/vnd.oasis.opendocument.chart"/>
  <manifest:file-entry manifest:full-path="Object 12/" manifest:media-type="application/vnd.oasis.opendocument.chart"/>
  <manifest:file-entry manifest:full-path="Object 13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맑은 고딕" svg:font-family="&quot;맑은 고딕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FFF00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00"/>
    </style:style>
    <style:style style:name="ce4" style:family="table-cell" style:parent-style-name="Default" style:data-style-name="N0">
      <style:table-cell-properties fo:border="thin solid #000000" style:vertical-align="middle" fo:background-color="#FFFF00"/>
    </style:style>
    <style:style style:name="ce5" style:family="table-cell" style:parent-style-name="Default" style:data-style-name="N0">
      <style:table-cell-properties fo:border="thin solid #000000" style:vertical-align="middle"/>
    </style:style>
    <style:style style:name="ce6" style:family="table-cell" style:parent-style-name="Default" style:data-style-name="N0">
      <style:table-cell-properties fo:border="thin solid #000000" style:vertical-align="middle" fo:background-color="transparent"/>
    </style:style>
    <style:style style:name="ce7" style:family="table-cell" style:parent-style-name="Default" style:data-style-name="N0">
      <style:table-cell-properties fo:border="thin solid #000000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="thin solid #999999"/>
    </style:style>
    <style:style style:name="ce12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13" style:family="table-cell" style:parent-style-name="Default" style:data-style-name="N0">
      <style:table-cell-properties fo:border-top="thin solid #999999" fo:border-bottom="none" fo:border-left="thin solid #999999" fo:border-right="thin solid #999999"/>
    </style:style>
    <style:style style:name="ce14" style:family="table-cell" style:parent-style-name="Default" style:data-style-name="N0">
      <style:table-cell-properties fo:border-top="thin solid #FFFFFF" fo:border-bottom="none" fo:border-left="thin solid #999999" fo:border-right="none"/>
    </style:style>
    <style:style style:name="ce15" style:family="table-cell" style:parent-style-name="Default" style:data-style-name="N0">
      <style:table-cell-properties fo:border-top="thin solid #FFFFFF" fo:border-bottom="none" fo:border-left="thin solid #999999" fo:border-right="thin solid #999999"/>
    </style:style>
    <style:style style:name="ce16" style:family="table-cell" style:parent-style-name="Default" style:data-style-name="N0">
      <style:table-cell-properties fo:border-top="thin solid #999999" fo:border-bottom="thin solid #999999" fo:border-left="thin solid #999999" fo:border-right="none"/>
    </style:style>
    <style:style style:name="ce17" style:family="table-cell" style:parent-style-name="Default" style:data-style-name="N0">
      <style:table-cell-properties fo:border="thin solid #000000" style:vertical-align="automatic" fo:wrap-option="wrap"/>
    </style:style>
    <style:style style:name="ce1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9" style:family="table-cell" style:parent-style-name="Default" style:data-style-name="N0">
      <style:table-cell-properties fo:background-color="#FFFF00"/>
    </style:style>
    <style:style style:name="T1" style:family="text" style:parent-style-name="Default">
      <style:text-properties fo:color="#000000" style:text-line-through-style="none" style:font-name="맑은 고딕" style:font-name-asian="맑은 고딕" style:font-name-complex="맑은 고딕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1.62983333333333cm"/>
    </style:style>
    <style:style style:name="co3" style:family="table-column">
      <style:table-column-properties fo:break-before="auto" style:column-width="3.53483333333333cm" style:use-optimal-column-width="true"/>
    </style:style>
    <style:style style:name="co4" style:family="table-column">
      <style:table-column-properties fo:break-before="auto" style:column-width="3.78883333333333cm" style:use-optimal-column-width="true"/>
    </style:style>
    <style:style style:name="co5" style:family="table-column">
      <style:table-column-properties fo:break-before="auto" style:column-width="13.208cm" style:use-optimal-column-width="true"/>
    </style:style>
    <style:style style:name="co6" style:family="table-column">
      <style:table-column-properties fo:break-before="auto" style:column-width="2.58233333333333cm" style:use-optimal-column-width="true"/>
    </style:style>
    <style:style style:name="co7" style:family="table-column">
      <style:table-column-properties fo:break-before="auto" style:column-width="1.50283333333333cm"/>
    </style:style>
    <style:style style:name="co8" style:family="table-column">
      <style:table-column-properties fo:break-before="auto" style:column-width="3.21733333333333cm"/>
    </style:style>
    <style:style style:name="co9" style:family="table-column">
      <style:table-column-properties fo:break-before="auto" style:column-width="1.37583333333333cm"/>
    </style:style>
    <style:style style:name="co10" style:family="table-column">
      <style:table-column-properties fo:break-before="auto" style:column-width="1.56633333333333cm"/>
    </style:style>
    <style:style style:name="co11" style:family="table-column">
      <style:table-column-properties fo:break-before="auto" style:column-width="0.994833333333333cm"/>
    </style:style>
    <style:style style:name="co12" style:family="table-column">
      <style:table-column-properties fo:break-before="auto" style:column-width="1.24883333333333cm"/>
    </style:style>
    <style:style style:name="co13" style:family="table-column">
      <style:table-column-properties fo:break-before="auto" style:column-width="1.143cm"/>
    </style:style>
    <style:style style:name="co14" style:family="table-column">
      <style:table-column-properties fo:break-before="auto" style:column-width="1.92616666666667cm"/>
    </style:style>
    <style:style style:name="co15" style:family="table-column">
      <style:table-column-properties fo:break-before="auto" style:column-width="1.4605cm"/>
    </style:style>
    <style:style style:name="co16" style:family="table-column">
      <style:table-column-properties fo:break-before="auto" style:column-width="1.16416666666667cm"/>
    </style:style>
    <style:style style:name="co17" style:family="table-column">
      <style:table-column-properties fo:break-before="auto" style:column-width="1.18533333333333cm"/>
    </style:style>
    <style:style style:name="co18" style:family="table-column">
      <style:table-column-properties fo:break-before="auto" style:column-width="1.92616666666667cm" style:use-optimal-column-width="true"/>
    </style:style>
    <style:style style:name="co19" style:family="table-column">
      <style:table-column-properties fo:break-before="auto" style:column-width="7.874cm" style:use-optimal-column-width="true"/>
    </style:style>
    <style:style style:name="co20" style:family="table-column">
      <style:table-column-properties fo:break-before="auto" style:column-width="6.6675cm"/>
    </style:style>
    <style:style style:name="co21" style:family="table-column">
      <style:table-column-properties fo:break-before="auto" style:column-width="4.52966666666667cm" style:use-optimal-column-width="true"/>
    </style:style>
    <style:style style:name="co22" style:family="table-column">
      <style:table-column-properties fo:break-before="auto" style:column-width="8.23383333333333cm" style:use-optimal-column-width="true"/>
    </style:style>
    <style:style style:name="co23" style:family="table-column">
      <style:table-column-properties fo:break-before="auto" style:column-width="2.51883333333333cm"/>
    </style:style>
    <style:style style:name="co24" style:family="table-column">
      <style:table-column-properties fo:break-before="auto" style:column-width="3.429cm"/>
    </style:style>
    <style:style style:name="co25" style:family="table-column">
      <style:table-column-properties fo:break-before="auto" style:column-width="2.667cm"/>
    </style:style>
    <style:style style:name="ro1" style:family="table-row">
      <style:table-row-properties style:row-height="17.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34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12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10">
      <style:graphic-properties/>
    </style:style>
    <style:style style:family="graphic" style:name="a1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6월집계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4" table:default-cell-style-name="ce1"/>
        <table:table-row table:style-name="ro1">
          <table:table-cell office:value-type="string" table:style-name="ce2">
            <text:p>년도</text:p>
          </table:table-cell>
          <table:table-cell office:value-type="string" table:style-name="ce3">
            <text:p>월</text:p>
          </table:table-cell>
          <table:table-cell office:value-type="string" table:style-name="ce4">
            <text:p>리전</text:p>
          </table:table-cell>
          <table:table-cell office:value-type="string" table:style-name="ce4">
            <text:p>AZ</text:p>
          </table:table-cell>
          <table:table-cell office:value-type="string" table:style-name="ce4">
            <text:p>테넌트</text:p>
          </table:table-cell>
          <table:table-cell office:value-type="string" table:style-name="ce4">
            <text:p>진행상태</text:p>
          </table:table-cell>
          <table:table-cell office:value-type="string" table:style-name="ce4">
            <text:p>성패</text:p>
          </table:table-cell>
          <table:table-cell office:value-type="string" table:style-name="ce5">
            <text:p>Ticket</text:p>
          </table:table-cell>
          <table:table-cell office:value-type="string" table:style-name="ce5">
            <text:p>Summary</text:p>
          </table:table-cell>
          <table:table-cell office:value-type="string" table:style-name="ce6">
            <text:p>Description</text:p>
          </table:table-cell>
          <table:table-cell table:number-columns-repeated="16374"/>
        </table:table-row>
        <table:table-row table:style-name="ro1" table:visibility="filter">
          <table:table-cell office:value-type="string" table:style-name="ce7">
            <text:p>22년</text:p>
          </table:table-cell>
          <table:table-cell office:value-type="string" table:style-name="ce8">
            <text:p>1월</text:p>
          </table:table-cell>
          <table:table-cell office:value-type="string" table:style-name="ce5">
            <text:p><text:s text:c="2"/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DEV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134<text:s/></text:p>
          </table:table-cell>
          <table:table-cell office:value-type="string" table:style-name="ce5">
            <text:p><text:s/>EV 플랫폼 인프라 보안 점검 요청의 건<text:s/></text:p>
          </table:table-cell>
          <table:table-cell office:value-type="string" table:style-name="ce6">
            <text:p>보안점검</text:p>
          </table:table-cell>
          <table:table-cell table:number-columns-repeated="16374"/>
        </table:table-row>
        <table:table-row table:style-name="ro1" table:visibility="filter">
          <table:table-cell office:value-type="string" table:style-name="ce7">
            <text:p>22년</text:p>
          </table:table-cell>
          <table:table-cell office:value-type="string" table:style-name="ce8">
            <text:p>1월</text:p>
          </table:table-cell>
          <table:table-cell office:value-type="string" table:style-name="ce5">
            <text:p><text:s text:c="2"/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134<text:s/></text:p>
          </table:table-cell>
          <table:table-cell office:value-type="string" table:style-name="ce5">
            <text:p><text:s/>EV 플랫폼 인프라 보안 점검 요청의 건<text:s/></text:p>
          </table:table-cell>
          <table:table-cell office:value-type="string" table:style-name="ce6">
            <text:p>보안점검</text:p>
          </table:table-cell>
          <table:table-cell table:number-columns-repeated="16374"/>
        </table:table-row>
        <table:table-row table:style-name="ro1" table:visibility="filter">
          <table:table-cell office:value-type="string" table:style-name="ce7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5">
            <text:p><text:s text:c="2"/>Global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ALL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377<text:s/></text:p>
          </table:table-cell>
          <table:table-cell office:value-type="string" table:style-name="ce5">
            <text:p><text:s/>글로벌 CCS OS 보안 설정 관련 확인 요청의 건</text:p>
          </table:table-cell>
          <table:table-cell office:value-type="string" table:style-name="ce6">
            <text:p>보안점검</text:p>
          </table:table-cell>
          <table:table-cell table:number-columns-repeated="16374"/>
        </table:table-row>
        <table:table-row table:style-name="ro1" table:visibility="filter">
          <table:table-cell office:value-type="string" table:style-name="ce7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5">
            <text:p><text:s text:c="2"/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CNCLOUD-1801<text:s/></text:p>
          </table:table-cell>
          <table:table-cell office:value-type="string" table:style-name="ce5">
            <text:p><text:s/>공신부 점검 지원 요청 드립니다.<text:s/></text:p>
          </table:table-cell>
          <table:table-cell office:value-type="string" table:style-name="ce6">
            <text:p>보안점검</text:p>
          </table:table-cell>
          <table:table-cell table:number-columns-repeated="16374"/>
        </table:table-row>
        <table:table-row table:style-name="ro1" table:visibility="filter">
          <table:table-cell office:value-type="string" table:style-name="ce7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5">
            <text:p><text:s text:c="2"/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CNCLOUD-1801<text:s/></text:p>
          </table:table-cell>
          <table:table-cell office:value-type="string" table:style-name="ce5">
            <text:p><text:s/>공신부 점검 지원 요청 드립니다.<text:s/></text:p>
          </table:table-cell>
          <table:table-cell office:value-type="string" table:style-name="ce6">
            <text:p>보안점검</text:p>
          </table:table-cell>
          <table:table-cell table:number-columns-repeated="16374"/>
        </table:table-row>
        <table:table-row table:style-name="ro1" table:visibility="filter">
          <table:table-cell office:value-type="string" table:style-name="ce7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5">
            <text:p><text:s text:c="2"/>R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RUCLOUD-603</text:p>
          </table:table-cell>
          <table:table-cell office:value-type="string" table:style-name="ce5">
            <text:p><text:s/>RU Paloalto FW Upgrade</text:p>
          </table:table-cell>
          <table:table-cell office:value-type="string" table:style-name="ce6">
            <text:p>OS Upgrade</text:p>
          </table:table-cell>
          <table:table-cell table:number-columns-repeated="16374"/>
        </table:table-row>
        <table:table-row table:style-name="ro1" table:visibility="filter">
          <table:table-cell office:value-type="string" table:style-name="ce7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5">
            <text:p><text:s text:c="2"/>R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RUCLOUD-603</text:p>
          </table:table-cell>
          <table:table-cell office:value-type="string" table:style-name="ce5">
            <text:p><text:s/>RU Paloalto FW Upgrade</text:p>
          </table:table-cell>
          <table:table-cell office:value-type="string" table:style-name="ce6">
            <text:p>OS Upgrade</text:p>
          </table:table-cell>
          <table:table-cell table:number-columns-repeated="16374"/>
        </table:table-row>
        <table:table-row table:style-name="ro1" table:visibility="filter">
          <table:table-cell office:value-type="string" table:style-name="ce7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5">
            <text:p><text:s text:c="2"/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CNCLOUD-1804</text:p>
          </table:table-cell>
          <table:table-cell office:value-type="string" table:style-name="ce5">
            <text:p><text:s/>CN Paloalto FW Upgrade</text:p>
          </table:table-cell>
          <table:table-cell office:value-type="string" table:style-name="ce6">
            <text:p>OS Upgrade</text:p>
          </table:table-cell>
          <table:table-cell table:number-columns-repeated="16374"/>
        </table:table-row>
        <table:table-row table:style-name="ro1" table:visibility="filter">
          <table:table-cell office:value-type="string" table:style-name="ce7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5">
            <text:p><text:s text:c="2"/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CNCLOUD-1804</text:p>
          </table:table-cell>
          <table:table-cell office:value-type="string" table:style-name="ce5">
            <text:p><text:s/>CN Paloalto FW Upgrade</text:p>
          </table:table-cell>
          <table:table-cell office:value-type="string" table:style-name="ce6">
            <text:p>OS Upgrade</text:p>
          </table:table-cell>
          <table:table-cell table:number-columns-repeated="16374"/>
        </table:table-row>
        <table:table-row table:style-name="ro1" table:visibility="filter">
          <table:table-cell office:value-type="string" table:style-name="ce7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5">
            <text:p><text:s text:c="2"/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CNCLOUD-1780</text:p>
          </table:table-cell>
          <table:table-cell office:value-type="string" table:style-name="ce5">
            <text:p><text:s/>ccsp보안 취약점 개선 요청(ccsp웹시스템에 관련 앱스캔 결과)</text:p>
          </table:table-cell>
          <table:table-cell office:value-type="string" table:style-name="ce6">
            <text:p>보안점검</text:p>
          </table:table-cell>
          <table:table-cell table:number-columns-repeated="16374"/>
        </table:table-row>
        <table:table-row table:style-name="ro1" table:visibility="filter">
          <table:table-cell office:value-type="string" table:style-name="ce7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5">
            <text:p><text:s text:c="2"/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CNCLOUD-1780</text:p>
          </table:table-cell>
          <table:table-cell office:value-type="string" table:style-name="ce5">
            <text:p><text:s/>ccsp보안 취약점 개선 요청(ccsp웹시스템에 관련 앱스캔 결과)</text:p>
          </table:table-cell>
          <table:table-cell office:value-type="string" table:style-name="ce6">
            <text:p>보안점검</text:p>
          </table:table-cell>
          <table:table-cell table:number-columns-repeated="16374"/>
        </table:table-row>
        <table:table-row table:style-name="ro1" table:visibility="filter">
          <table:table-cell office:value-type="string" table:style-name="ce7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684<text:s/></text:p>
          </table:table-cell>
          <table:table-cell office:value-type="string" table:style-name="ce5">
            <text:p><text:s/>AU 보안점검 진행 요청<text:s/></text:p>
          </table:table-cell>
          <table:table-cell office:value-type="string" table:style-name="ce6">
            <text:p>보안점검</text:p>
          </table:table-cell>
          <table:table-cell table:number-columns-repeated="16374"/>
        </table:table-row>
        <table:table-row table:style-name="ro1" table:visibility="filter">
          <table:table-cell office:value-type="string" table:style-name="ce7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684<text:s/></text:p>
          </table:table-cell>
          <table:table-cell office:value-type="string" table:style-name="ce5">
            <text:p><text:s/>AU 보안점검 진행 요청<text:s/></text:p>
          </table:table-cell>
          <table:table-cell office:value-type="string" table:style-name="ce6">
            <text:p>보안점검</text:p>
          </table:table-cell>
          <table:table-cell table:number-columns-repeated="16374"/>
        </table:table-row>
        <table:table-row table:style-name="ro1" table:visibility="filter">
          <table:table-cell office:value-type="string" table:style-name="ce7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5">
            <text:p><text:s text:c="2"/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425<text:s/></text:p>
          </table:table-cell>
          <table:table-cell office:value-type="string" table:style-name="ce5">
            <text:p><text:s/>우크라이나 러시아 사이버보안 대응 요청<text:s/></text:p>
          </table:table-cell>
          <table:table-cell office:value-type="string" table:style-name="ce6">
            <text:p>백업</text:p>
          </table:table-cell>
          <table:table-cell table:number-columns-repeated="16374"/>
        </table:table-row>
        <table:table-row table:style-name="ro1" table:visibility="filter">
          <table:table-cell office:value-type="string" table:style-name="ce7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5">
            <text:p><text:s text:c="2"/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425<text:s/></text:p>
          </table:table-cell>
          <table:table-cell office:value-type="string" table:style-name="ce5">
            <text:p><text:s/>우크라이나 러시아 사이버보안 대응 요청<text:s/></text:p>
          </table:table-cell>
          <table:table-cell office:value-type="string" table:style-name="ce6">
            <text:p>백업</text:p>
          </table:table-cell>
          <table:table-cell table:number-columns-repeated="16374"/>
        </table:table-row>
        <table:table-row table:style-name="ro1" table:visibility="filter">
          <table:table-cell office:value-type="string" table:style-name="ce7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740<text:s/></text:p>
          </table:table-cell>
          <table:table-cell office:value-type="string" table:style-name="ce5">
            <text:p><text:s/>AUID 호주 인도네시아 운영계,검증계 암호화 Function 추가 요청<text:s/></text:p>
          </table:table-cell>
          <table:table-cell office:value-type="string" table:style-name="ce6">
            <text:p>보안설정</text:p>
          </table:table-cell>
          <table:table-cell table:number-columns-repeated="16374"/>
        </table:table-row>
        <table:table-row table:style-name="ro1" table:visibility="filter">
          <table:table-cell office:value-type="string" table:style-name="ce7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740<text:s/></text:p>
          </table:table-cell>
          <table:table-cell office:value-type="string" table:style-name="ce5">
            <text:p><text:s/>AUID 호주 인도네시아 운영계,검증계 암호화 Function 추가 요청<text:s/></text:p>
          </table:table-cell>
          <table:table-cell office:value-type="string" table:style-name="ce6">
            <text:p>보안설정</text:p>
          </table:table-cell>
          <table:table-cell table:number-columns-repeated="16374"/>
        </table:table-row>
        <table:table-row table:style-name="ro1" table:visibility="filter">
          <table:table-cell office:value-type="string" table:style-name="ce7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5">
            <text:p><text:s text:c="2"/>NA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NACLOUD-1275</text:p>
          </table:table-cell>
          <table:table-cell office:value-type="string" table:style-name="ce5">
            <text:p><text:s/>PRD ,STG dkc ssl certificate,allow only TLSv1.2</text:p>
          </table:table-cell>
          <table:table-cell office:value-type="string" table:style-name="ce6">
            <text:p>보안설정</text:p>
          </table:table-cell>
          <table:table-cell table:number-columns-repeated="16374"/>
        </table:table-row>
        <table:table-row table:style-name="ro1" table:visibility="filter">
          <table:table-cell office:value-type="string" table:style-name="ce7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5">
            <text:p><text:s text:c="2"/>NA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NACLOUD-1275</text:p>
          </table:table-cell>
          <table:table-cell office:value-type="string" table:style-name="ce5">
            <text:p><text:s/>PRD ,STG dkc ssl certificate,allow only TLSv1.2</text:p>
          </table:table-cell>
          <table:table-cell office:value-type="string" table:style-name="ce6">
            <text:p>보안설정</text:p>
          </table:table-cell>
          <table:table-cell table:number-columns-repeated="16374"/>
        </table:table-row>
        <table:table-row table:style-name="ro1" table:visibility="filter">
          <table:table-cell office:value-type="string" table:style-name="ce7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5">
            <text:p><text:s text:c="2"/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447</text:p>
          </table:table-cell>
          <table:table-cell office:value-type="string" table:style-name="ce5">
            <text:p><text:s/>인프라 취약점 점검 요청</text:p>
          </table:table-cell>
          <table:table-cell office:value-type="string" table:style-name="ce6">
            <text:p>보안점검</text:p>
          </table:table-cell>
          <table:table-cell table:number-columns-repeated="16374"/>
        </table:table-row>
        <table:table-row table:style-name="ro1" table:visibility="filter">
          <table:table-cell office:value-type="string" table:style-name="ce7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5">
            <text:p><text:s text:c="2"/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444</text:p>
          </table:table-cell>
          <table:table-cell office:value-type="string" table:style-name="ce5">
            <text:p><text:s/>인프라 취약점 점검 요청</text:p>
          </table:table-cell>
          <table:table-cell office:value-type="string" table:style-name="ce6">
            <text:p>보안점검</text:p>
          </table:table-cell>
          <table:table-cell table:number-columns-repeated="16374"/>
        </table:table-row>
        <table:table-row table:style-name="ro1" table:visibility="filter">
          <table:table-cell office:value-type="string" table:style-name="ce7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5">
            <text:p><text:s text:c="2"/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443</text:p>
          </table:table-cell>
          <table:table-cell office:value-type="string" table:style-name="ce5">
            <text:p><text:s/>i-sams DBMS 취약점 점검 요청</text:p>
          </table:table-cell>
          <table:table-cell office:value-type="string" table:style-name="ce6">
            <text:p>보안점검</text:p>
          </table:table-cell>
          <table:table-cell table:number-columns-repeated="16374"/>
        </table:table-row>
        <table:table-row table:style-name="ro1" table:visibility="filter">
          <table:table-cell office:value-type="string" table:style-name="ce7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793<text:s/></text:p>
          </table:table-cell>
          <table:table-cell office:value-type="string" table:style-name="ce5">
            <text:p><text:s/>AU DB 보안점검 조치<text:s/></text:p>
          </table:table-cell>
          <table:table-cell office:value-type="string" table:style-name="ce6">
            <text:p>보안점검</text:p>
          </table:table-cell>
          <table:table-cell table:number-columns-repeated="16374"/>
        </table:table-row>
        <table:table-row table:style-name="ro1" table:visibility="filter">
          <table:table-cell office:value-type="string" table:style-name="ce7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793<text:s/></text:p>
          </table:table-cell>
          <table:table-cell office:value-type="string" table:style-name="ce5">
            <text:p><text:s/>AU DB 보안점검 조치<text:s/></text:p>
          </table:table-cell>
          <table:table-cell office:value-type="string" table:style-name="ce6">
            <text:p>보안점검</text:p>
          </table:table-cell>
          <table:table-cell table:number-columns-repeated="16374"/>
        </table:table-row>
        <table:table-row table:style-name="ro1" table:visibility="filter">
          <table:table-cell office:value-type="string" table:style-name="ce7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792<text:s/></text:p>
          </table:table-cell>
          <table:table-cell office:value-type="string" table:style-name="ce5">
            <text:p><text:s/>호주 인프라보안점검 요청드립니다. DBMS<text:s/></text:p>
          </table:table-cell>
          <table:table-cell office:value-type="string" table:style-name="ce6">
            <text:p>보안점검</text:p>
          </table:table-cell>
          <table:table-cell table:number-columns-repeated="16374"/>
        </table:table-row>
        <table:table-row table:style-name="ro1" table:visibility="filter">
          <table:table-cell office:value-type="string" table:style-name="ce7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792<text:s/></text:p>
          </table:table-cell>
          <table:table-cell office:value-type="string" table:style-name="ce5">
            <text:p><text:s/>호주 인프라보안점검 요청드립니다. DBMS<text:s/></text:p>
          </table:table-cell>
          <table:table-cell office:value-type="string" table:style-name="ce6">
            <text:p>보안점검</text:p>
          </table:table-cell>
          <table:table-cell table:number-columns-repeated="16374"/>
        </table:table-row>
        <table:table-row table:style-name="ro1" table:visibility="filter">
          <table:table-cell office:value-type="string" table:style-name="ce7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5">
            <text:p><text:s text:c="2"/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CNCLOUD-1992<text:s/></text:p>
          </table:table-cell>
          <table:table-cell office:value-type="string" table:style-name="ce5">
            <text:p><text:s/>인터넷보안 등급 평가관련 작업요청<text:s/></text:p>
          </table:table-cell>
          <table:table-cell office:value-type="string" table:style-name="ce6">
            <text:p>보안점검</text:p>
          </table:table-cell>
          <table:table-cell table:number-columns-repeated="16374"/>
        </table:table-row>
        <table:table-row table:style-name="ro1" table:visibility="filter">
          <table:table-cell office:value-type="string" table:style-name="ce7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5">
            <text:p><text:s text:c="2"/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CNCLOUD-1992<text:s/></text:p>
          </table:table-cell>
          <table:table-cell office:value-type="string" table:style-name="ce5">
            <text:p><text:s/>인터넷보안 등급 평가관련 작업요청<text:s/></text:p>
          </table:table-cell>
          <table:table-cell office:value-type="string" table:style-name="ce6">
            <text:p>보안점검</text:p>
          </table:table-cell>
          <table:table-cell table:number-columns-repeated="16374"/>
        </table:table-row>
        <table:table-row table:style-name="ro1" table:visibility="filter">
          <table:table-cell office:value-type="string" table:style-name="ce7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5">
            <text:p><text:s text:c="2"/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DEV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672<text:s/></text:p>
          </table:table-cell>
          <table:table-cell office:value-type="string" table:style-name="ce5">
            <text:p><text:s/>OTA i-sams PostgreSQL DB 진단 요청<text:s/></text:p>
          </table:table-cell>
          <table:table-cell office:value-type="string" table:style-name="ce6">
            <text:p>보안점검</text:p>
          </table:table-cell>
          <table:table-cell table:number-columns-repeated="16374"/>
        </table:table-row>
        <table:table-row table:style-name="ro1" table:visibility="filter">
          <table:table-cell office:value-type="string" table:style-name="ce7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5">
            <text:p><text:s text:c="2"/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672<text:s/></text:p>
          </table:table-cell>
          <table:table-cell office:value-type="string" table:style-name="ce5">
            <text:p><text:s/>OTA i-sams PostgreSQL DB 진단 요청<text:s/></text:p>
          </table:table-cell>
          <table:table-cell office:value-type="string" table:style-name="ce6">
            <text:p>보안점검</text:p>
          </table:table-cell>
          <table:table-cell table:number-columns-repeated="16374"/>
        </table:table-row>
        <table:table-row table:style-name="ro1" table:visibility="filter">
          <table:table-cell office:value-type="string" table:style-name="ce7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5">
            <text:p><text:s text:c="2"/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672<text:s/></text:p>
          </table:table-cell>
          <table:table-cell office:value-type="string" table:style-name="ce5">
            <text:p><text:s/>OTA i-sams PostgreSQL DB 진단 요청<text:s/></text:p>
          </table:table-cell>
          <table:table-cell office:value-type="string" table:style-name="ce6">
            <text:p>보안점검</text:p>
          </table:table-cell>
          <table:table-cell table:number-columns-repeated="16374"/>
        </table:table-row>
        <table:table-row table:style-name="ro1" table:visibility="filter">
          <table:table-cell office:value-type="string" table:style-name="ce7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<text:s text:c="2"/>R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RUCLOUD-693<text:s/></text:p>
          </table:table-cell>
          <table:table-cell office:value-type="string" table:style-name="ce5">
            <text:p><text:s/>긴급 보안점검 요청<text:s/></text:p>
          </table:table-cell>
          <table:table-cell office:value-type="string" table:style-name="ce6">
            <text:p>보안점검</text:p>
          </table:table-cell>
          <table:table-cell table:number-columns-repeated="16374"/>
        </table:table-row>
        <table:table-row table:style-name="ro1" table:visibility="filter">
          <table:table-cell office:value-type="string" table:style-name="ce7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<text:s text:c="2"/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839<text:s/></text:p>
          </table:table-cell>
          <table:table-cell office:value-type="string" table:style-name="ce5">
            <text:p><text:s/>VM 보안점검 확인의 건<text:s/></text:p>
          </table:table-cell>
          <table:table-cell office:value-type="string" table:style-name="ce6">
            <text:p>보안점검</text:p>
          </table:table-cell>
          <table:table-cell table:number-columns-repeated="16374"/>
        </table:table-row>
        <table:table-row table:style-name="ro1" table:visibility="filter">
          <table:table-cell office:value-type="string" table:style-name="ce7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<text:s text:c="2"/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EUCLOUD-2189<text:s/></text:p>
          </table:table-cell>
          <table:table-cell office:value-type="string" table:style-name="ce5">
            <text:p><text:s/>유럽CCS 보안시스템 현황 문의드립니다.<text:s/></text:p>
          </table:table-cell>
          <table:table-cell office:value-type="string" table:style-name="ce6">
            <text:p>보안점검</text:p>
          </table:table-cell>
          <table:table-cell table:number-columns-repeated="16374"/>
        </table:table-row>
        <table:table-row table:style-name="ro1" table:visibility="filter">
          <table:table-cell office:value-type="string" table:style-name="ce7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<text:s text:c="2"/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EUCLOUD-2189<text:s/></text:p>
          </table:table-cell>
          <table:table-cell office:value-type="string" table:style-name="ce5">
            <text:p><text:s/>유럽CCS 보안시스템 현황 문의드립니다.<text:s/></text:p>
          </table:table-cell>
          <table:table-cell office:value-type="string" table:style-name="ce6">
            <text:p>보안점검</text:p>
          </table:table-cell>
          <table:table-cell table:number-columns-repeated="16374"/>
        </table:table-row>
        <table:table-row table:style-name="ro1" table:visibility="filter">
          <table:table-cell office:value-type="string" table:style-name="ce7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60<text:s/></text:p>
          </table:table-cell>
          <table:table-cell office:value-type="string" table:style-name="ce5">
            <text:p><text:s/>인도네시아 CCS DB 보안 조치 요청 -2<text:s/></text:p>
          </table:table-cell>
          <table:table-cell office:value-type="string" table:style-name="ce6">
            <text:p>보안점검</text:p>
          </table:table-cell>
          <table:table-cell table:number-columns-repeated="16374"/>
        </table:table-row>
        <table:table-row table:style-name="ro1" table:visibility="filter">
          <table:table-cell office:value-type="string" table:style-name="ce7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60<text:s/></text:p>
          </table:table-cell>
          <table:table-cell office:value-type="string" table:style-name="ce5">
            <text:p><text:s/>인도네시아 CCS DB 보안 조치 요청 -2<text:s/></text:p>
          </table:table-cell>
          <table:table-cell office:value-type="string" table:style-name="ce6">
            <text:p>보안점검</text:p>
          </table:table-cell>
          <table:table-cell table:number-columns-repeated="16374"/>
        </table:table-row>
        <table:table-row table:style-name="ro1" table:visibility="filter">
          <table:table-cell office:value-type="string" table:style-name="ce7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83<text:s/></text:p>
          </table:table-cell>
          <table:table-cell office:value-type="string" table:style-name="ce5">
            <text:p><text:s/>인도네시아 CCS DB 보안 조치 요청 ssh 접근<text:s/></text:p>
          </table:table-cell>
          <table:table-cell office:value-type="string" table:style-name="ce6">
            <text:p>보안점검</text:p>
          </table:table-cell>
          <table:table-cell table:number-columns-repeated="16374"/>
        </table:table-row>
        <table:table-row table:style-name="ro1" table:visibility="filter">
          <table:table-cell office:value-type="string" table:style-name="ce7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83<text:s/></text:p>
          </table:table-cell>
          <table:table-cell office:value-type="string" table:style-name="ce5">
            <text:p><text:s/>인도네시아 CCS DB 보안 조치 요청 ssh 접근<text:s/></text:p>
          </table:table-cell>
          <table:table-cell office:value-type="string" table:style-name="ce6">
            <text:p>보안점검</text:p>
          </table:table-cell>
          <table:table-cell table:number-columns-repeated="16374"/>
        </table:table-row>
        <table:table-row table:style-name="ro1" table:visibility="filter">
          <table:table-cell office:value-type="string" table:style-name="ce7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38<text:s/></text:p>
          </table:table-cell>
          <table:table-cell office:value-type="string" table:style-name="ce5">
            <text:p><text:s/>인도네시아 CCS DB 보안 조치 요청<text:s/></text:p>
          </table:table-cell>
          <table:table-cell office:value-type="string" table:style-name="ce6">
            <text:p>보안점검</text:p>
          </table:table-cell>
          <table:table-cell table:number-columns-repeated="16374"/>
        </table:table-row>
        <table:table-row table:style-name="ro1" table:visibility="filter">
          <table:table-cell office:value-type="string" table:style-name="ce7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38<text:s/></text:p>
          </table:table-cell>
          <table:table-cell office:value-type="string" table:style-name="ce5">
            <text:p><text:s/>인도네시아 CCS DB 보안 조치 요청<text:s/></text:p>
          </table:table-cell>
          <table:table-cell office:value-type="string" table:style-name="ce6">
            <text:p>보안점검</text:p>
          </table:table-cell>
          <table:table-cell table:number-columns-repeated="16374"/>
        </table:table-row>
        <table:table-row table:style-name="ro1" table:visibility="filter">
          <table:table-cell office:value-type="string" table:style-name="ce7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<text:s text:c="2"/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EUCLOUD-2247<text:s/></text:p>
          </table:table-cell>
          <table:table-cell office:value-type="string" table:style-name="ce5">
            <text:p><text:s/>보안동향 F5의 빅IP 취약점,파괴형 공격 위해 적극 익스플로잇 돼<text:s/></text:p>
          </table:table-cell>
          <table:table-cell office:value-type="string" table:style-name="ce6">
            <text:p>OS Upgrade</text:p>
          </table:table-cell>
          <table:table-cell table:number-columns-repeated="16374"/>
        </table:table-row>
        <table:table-row table:style-name="ro1" table:visibility="filter">
          <table:table-cell office:value-type="string" table:style-name="ce7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<text:s text:c="2"/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EUCLOUD-2247<text:s/></text:p>
          </table:table-cell>
          <table:table-cell office:value-type="string" table:style-name="ce5">
            <text:p><text:s/>보안동향 F5의 빅IP 취약점,파괴형 공격 위해 적극 익스플로잇 돼<text:s/></text:p>
          </table:table-cell>
          <table:table-cell office:value-type="string" table:style-name="ce6">
            <text:p>OS Upgrade</text:p>
          </table:table-cell>
          <table:table-cell table:number-columns-repeated="16374"/>
        </table:table-row>
        <table:table-row table:style-name="ro1" table:visibility="filter">
          <table:table-cell office:value-type="string" table:style-name="ce7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73<text:s/></text:p>
          </table:table-cell>
          <table:table-cell office:value-type="string" table:style-name="ce5">
            <text:p><text:s/>AU 호주 I-SAMS DB점검 요청<text:s/></text:p>
          </table:table-cell>
          <table:table-cell office:value-type="string" table:style-name="ce6">
            <text:p>보안점검</text:p>
          </table:table-cell>
          <table:table-cell table:number-columns-repeated="16374"/>
        </table:table-row>
        <table:table-row table:style-name="ro1" table:visibility="filter">
          <table:table-cell office:value-type="string" table:style-name="ce7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73<text:s/></text:p>
          </table:table-cell>
          <table:table-cell office:value-type="string" table:style-name="ce5">
            <text:p><text:s/>AU 호주 I-SAMS DB점검 요청<text:s/></text:p>
          </table:table-cell>
          <table:table-cell office:value-type="string" table:style-name="ce6">
            <text:p>보안점검</text:p>
          </table:table-cell>
          <table:table-cell table:number-columns-repeated="16374"/>
        </table:table-row>
        <table:table-row table:style-name="ro1" table:visibility="filter">
          <table:table-cell office:value-type="string" table:style-name="ce7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79<text:s/></text:p>
          </table:table-cell>
          <table:table-cell office:value-type="string" table:style-name="ce5">
            <text:p><text:s/>AU postgreSQL 사용하는 DB에 OS_config 프로세스 차단<text:s/></text:p>
          </table:table-cell>
          <table:table-cell office:value-type="string" table:style-name="ce6">
            <text:p>보안점검</text:p>
          </table:table-cell>
          <table:table-cell table:number-columns-repeated="16374"/>
        </table:table-row>
        <table:table-row table:style-name="ro1" table:visibility="filter">
          <table:table-cell office:value-type="string" table:style-name="ce7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79<text:s/></text:p>
          </table:table-cell>
          <table:table-cell office:value-type="string" table:style-name="ce5">
            <text:p><text:s/>AU postgreSQL 사용하는 DB에 OS_config 프로세스 차단<text:s/></text:p>
          </table:table-cell>
          <table:table-cell office:value-type="string" table:style-name="ce6">
            <text:p>보안점검</text:p>
          </table:table-cell>
          <table:table-cell table:number-columns-repeated="16374"/>
        </table:table-row>
        <table:table-row table:style-name="ro1" table:visibility="filter">
          <table:table-cell office:value-type="string" table:style-name="ce7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84</text:p>
          </table:table-cell>
          <table:table-cell office:value-type="string" table:style-name="ce5">
            <text:p><text:s/>BIG-IP 제품군에 대한 iControl REST 취약점 ( CVE-2022-1388 )</text:p>
          </table:table-cell>
          <table:table-cell office:value-type="string" table:style-name="ce6">
            <text:p>OS Upgrade</text:p>
          </table:table-cell>
          <table:table-cell table:number-columns-repeated="16374"/>
        </table:table-row>
        <table:table-row table:style-name="ro1" table:visibility="filter">
          <table:table-cell office:value-type="string" table:style-name="ce7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84</text:p>
          </table:table-cell>
          <table:table-cell office:value-type="string" table:style-name="ce5">
            <text:p><text:s/>BIG-IP 제품군에 대한 iControl REST 취약점 ( CVE-2022-1388 )</text:p>
          </table:table-cell>
          <table:table-cell office:value-type="string" table:style-name="ce6">
            <text:p>OS Upgrade</text:p>
          </table:table-cell>
          <table:table-cell table:number-columns-repeated="16374"/>
        </table:table-row>
        <table:table-row table:style-name="ro1" table:visibility="filter">
          <table:table-cell office:value-type="string" table:style-name="ce7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<text:s text:c="2"/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CNCLOUD-2038</text:p>
          </table:table-cell>
          <table:table-cell office:value-type="string" table:style-name="ce5">
            <text:p><text:s/>switch(Cisco,Arista,A10) 보안 전수 조사</text:p>
          </table:table-cell>
          <table:table-cell office:value-type="string" table:style-name="ce6">
            <text:p>보안점검</text:p>
          </table:table-cell>
          <table:table-cell table:number-columns-repeated="16374"/>
        </table:table-row>
        <table:table-row table:style-name="ro1" table:visibility="filter">
          <table:table-cell office:value-type="string" table:style-name="ce7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<text:s text:c="2"/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CNCLOUD-2038</text:p>
          </table:table-cell>
          <table:table-cell office:value-type="string" table:style-name="ce5">
            <text:p><text:s/>switch(Cisco,Arista,A10) 보안 전수 조사</text:p>
          </table:table-cell>
          <table:table-cell office:value-type="string" table:style-name="ce6">
            <text:p>보안점검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986<text:s/></text:p>
          </table:table-cell>
          <table:table-cell office:value-type="string" table:style-name="ce5">
            <text:p><text:s/>AU SSL 인증서 프로토콜 보안적용 요청<text:s/></text:p>
          </table:table-cell>
          <table:table-cell office:value-type="string" table:style-name="ce6">
            <text:p>보안설정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986<text:s/></text:p>
          </table:table-cell>
          <table:table-cell office:value-type="string" table:style-name="ce5">
            <text:p><text:s/>AU SSL 인증서 프로토콜 보안적용 요청<text:s/></text:p>
          </table:table-cell>
          <table:table-cell office:value-type="string" table:style-name="ce6">
            <text:p>보안설정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5">
            <text:p><text:s text:c="2"/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진행중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 text:c="2"/>EUCLOUD-2248</text:p>
          </table:table-cell>
          <table:table-cell office:value-type="string" table:style-name="ce5">
            <text:p><text:s/>EU (WAF) OS Upgrade</text:p>
          </table:table-cell>
          <table:table-cell office:value-type="string" table:style-name="ce6">
            <text:p>OS Upgrade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5">
            <text:p><text:s text:c="2"/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진행중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 text:c="2"/>EUCLOUD-2248</text:p>
          </table:table-cell>
          <table:table-cell office:value-type="string" table:style-name="ce5">
            <text:p><text:s/>EU (WAF) OS Upgrade</text:p>
          </table:table-cell>
          <table:table-cell office:value-type="string" table:style-name="ce6">
            <text:p>OS Upgrade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5">
            <text:p><text:s text:c="2"/>R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RUCLOUD-710<text:s/></text:p>
          </table:table-cell>
          <table:table-cell office:value-type="string" table:style-name="ce5">
            <text:p><text:s/>ccsrumonitor 서버의 보안 취약점 조치<text:s/></text:p>
          </table:table-cell>
          <table:table-cell office:value-type="string" table:style-name="ce6">
            <text:p>보안점검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5">
            <text:p><text:s text:c="2"/>R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RUCLOUD-712<text:s/></text:p>
          </table:table-cell>
          <table:table-cell office:value-type="string" table:style-name="ce5">
            <text:p><text:s/>ccsrumonitors zabbix 모니터링 용 mariaDB 보안 점검<text:s/></text:p>
          </table:table-cell>
          <table:table-cell office:value-type="string" table:style-name="ce6">
            <text:p>보안점검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진행중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 text:c="2"/>SGCLOUD-987<text:s/></text:p>
          </table:table-cell>
          <table:table-cell office:value-type="string" table:style-name="ce5">
            <text:p><text:s/>AU SSL 인증서 프로토콜 보안적용 요청<text:s/></text:p>
          </table:table-cell>
          <table:table-cell office:value-type="string" table:style-name="ce6">
            <text:p>보안설정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진행중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 text:c="2"/>SGCLOUD-987<text:s/></text:p>
          </table:table-cell>
          <table:table-cell office:value-type="string" table:style-name="ce5">
            <text:p><text:s/>AU SSL 인증서 프로토콜 보안적용 요청<text:s/></text:p>
          </table:table-cell>
          <table:table-cell office:value-type="string" table:style-name="ce6">
            <text:p>보안설정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6">
            <text:p><text:s text:c="2"/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6">
            <text:p>진행중</text:p>
          </table:table-cell>
          <table:table-cell office:value-type="string" table:style-name="ce5">
            <text:p><text:s/></text:p>
          </table:table-cell>
          <table:table-cell table:style-name="ce7"/>
          <table:table-cell office:value-type="string" table:style-name="ce6">
            <text:p>ISAMS 진단 : 총 620대 중 54대 완료</text:p>
          </table:table-cell>
          <table:table-cell office:value-type="string" table:style-name="ce6">
            <text:p>보안점검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6">
            <text:p><text:s text:c="2"/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6">
            <text:p>진행중</text:p>
          </table:table-cell>
          <table:table-cell office:value-type="string" table:style-name="ce5">
            <text:p><text:s/></text:p>
          </table:table-cell>
          <table:table-cell table:style-name="ce7"/>
          <table:table-cell office:value-type="string" table:style-name="ce6">
            <text:p>ISAMS 진단 : 총 620대 중 54대 완료</text:p>
          </table:table-cell>
          <table:table-cell office:value-type="string" table:style-name="ce6">
            <text:p>보안점검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5">
            <text:p><text:s text:c="2"/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진행중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 text:c="2"/>KRCLOUD-4938</text:p>
          </table:table-cell>
          <table:table-cell office:value-type="string" table:style-name="ce5">
            <text:p><text:s/>F5 BIG-IP 취약점(CVE-2022-1388) 대응</text:p>
          </table:table-cell>
          <table:table-cell office:value-type="string" table:style-name="ce6">
            <text:p>OS Upgrade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5">
            <text:p><text:s text:c="2"/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진행중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 text:c="2"/>KRCLOUD-4938</text:p>
          </table:table-cell>
          <table:table-cell office:value-type="string" table:style-name="ce5">
            <text:p><text:s/>F5 BIG-IP 취약점(CVE-2022-1388) 대응</text:p>
          </table:table-cell>
          <table:table-cell office:value-type="string" table:style-name="ce6">
            <text:p>OS Upgrade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5">
            <text:p><text:s text:c="2"/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진행중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 text:c="2"/>KRCLOUD-4612<text:s/></text:p>
          </table:table-cell>
          <table:table-cell office:value-type="string" table:style-name="ce5">
            <text:p><text:s/>EV 플랫폼 인프라 보안 점검 요청의 건<text:s/></text:p>
          </table:table-cell>
          <table:table-cell office:value-type="string" table:style-name="ce6">
            <text:p>보안점검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5">
            <text:p><text:s text:c="2"/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진행중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 text:c="2"/>CNCLOUD-2010<text:s/></text:p>
          </table:table-cell>
          <table:table-cell office:value-type="string" table:style-name="ce5">
            <text:p><text:s/>클라우드 플랫폼(OpenStack에 관련 보안 설정 현황 확인 요청<text:s/></text:p>
          </table:table-cell>
          <table:table-cell office:value-type="string" table:style-name="ce6">
            <text:p>보안점검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5">
            <text:p><text:s text:c="2"/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진행중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 text:c="2"/>CNCLOUD-2010<text:s/></text:p>
          </table:table-cell>
          <table:table-cell office:value-type="string" table:style-name="ce5">
            <text:p><text:s/>클라우드 플랫폼(OpenStack에 관련 보안 설정 현황 확인 요청<text:s/></text:p>
          </table:table-cell>
          <table:table-cell office:value-type="string" table:style-name="ce6">
            <text:p>보안점검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5">
            <text:p><text:s text:c="2"/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진행중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 text:c="2"/>CNCLOUD-2005<text:s/></text:p>
          </table:table-cell>
          <table:table-cell office:value-type="string" table:style-name="ce5">
            <text:p><text:s/>gcscntmsdbp01 10.107.253.48 DB보안 조치<text:s/></text:p>
          </table:table-cell>
          <table:table-cell office:value-type="string" table:style-name="ce6">
            <text:p>보안점검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6">
            <text:p><text:s text:c="2"/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진행중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 text:c="2"/>KRCLOUD-5113</text:p>
          </table:table-cell>
          <table:table-cell office:value-type="string" table:style-name="ce5">
            <text:p>보안정기점검 관련 I-SAMS 내 취약점 조치 요청</text:p>
          </table:table-cell>
          <table:table-cell office:value-type="string" table:style-name="ce6">
            <text:p>보안점검</text:p>
          </table:table-cell>
          <table:table-cell table:number-columns-repeated="16374"/>
        </table:table-row>
        <table:table-row table:number-rows-repeated="1048507" table:style-name="ro1">
          <table:table-cell table:number-columns-repeated="16384"/>
        </table:table-row>
      </table:table>
      <table:table table:name="보안_관리_요약" table:style-name="ta2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number-columns-repeated="2" table:default-cell-style-name="ce1"/>
        <table:table-column table:style-name="co10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8" table:default-cell-style-name="ce1"/>
        <table:table-column table:style-name="co10" table:default-cell-style-name="ce1"/>
        <table:table-column table:style-name="co1" table:number-columns-repeated="16356" table:default-cell-style-name="ce1"/>
        <table:table-row table:style-name="ro1">
          <table:table-cell office:value-type="string" table:style-name="ce1">
            <text:p>월</text:p>
          </table:table-cell>
          <table:table-cell office:value-type="string" table:style-name="ce1">
            <text:p>6월</text:p>
          </table:table-cell>
          <table:table-cell/>
          <table:table-cell table:style-name="ce1">
            <draw:frame draw:z-index="2" draw:id="id1" draw:style-name="a1" draw:name="차트 2" svg:x="0.04167in" svg:y="0.20312in" svg:width="6.91667in" svg:height="4.0156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행 레이블</text:p>
          </table:table-cell>
          <table:table-cell office:value-type="string" table:style-name="ce1">
            <text:p>개수 : 월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<text:s text:c="2"/>KR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<text:s text:c="2"/>SG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<text:s text:c="2"/>CN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<text:s text:c="2"/>EU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<text:s text:c="2"/>RU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총합계</text:p>
          </table:table-cell>
          <table:table-cell office:value-type="float" office:value="17" table:style-name="ce1">
            <text:p>17</text:p>
          </table:table-cell>
          <table:table-cell table:number-columns-repeated="16382"/>
        </table:table-row>
        <table:table-row table:number-rows-repeated="7" table:style-name="ro1">
          <table:table-cell table:number-columns-repeated="16384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number-columns-repeated="2" table:style-name="ce1"/>
          <table:table-cell table:style-name="ce1">
            <draw:frame draw:z-index="1" draw:id="id0" draw:style-name="a0" draw:name="차트 1" svg:x="0.52083in" svg:y="0.1875in" svg:width="7.34375in" svg:height="5.0833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1" table:style-name="ce1"/>
        </table:table-row>
        <table:table-row table:number-rows-repeated="4" table:style-name="ro2">
          <table:table-cell table:number-columns-repeated="16384"/>
        </table:table-row>
        <table:table-row table:style-name="ro1">
          <table:table-cell office:value-type="string" table:style-name="ce1">
            <text:p>월</text:p>
          </table:table-cell>
          <table:table-cell office:value-type="string" table:style-name="ce1">
            <text:p>6월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개수 : Summary</text:p>
          </table:table-cell>
          <table:table-cell office:value-type="string" table:style-name="ce1">
            <text:p>열 레이블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행 레이블</text:p>
          </table:table-cell>
          <table:table-cell office:value-type="string" table:style-name="ce1">
            <text:p><text:s text:c="2"/>PRD</text:p>
          </table:table-cell>
          <table:table-cell office:value-type="string" table:style-name="ce1">
            <text:p><text:s text:c="2"/>STG</text:p>
          </table:table-cell>
          <table:table-cell office:value-type="string" table:style-name="ce1">
            <text:p>총합계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<text:s text:c="2"/>EU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<text:s text:c="2"/>RU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<text:s text:c="2"/>CN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<text:s text:c="2"/>SG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<text:s text:c="2"/>KR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총합계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number-rows-repeated="12" table:style-name="ro2">
          <table:table-cell table:number-columns-repeated="16384"/>
        </table:table-row>
        <table:table-row table:style-name="ro2">
          <table:table-cell table:number-columns-repeated="2" table:style-name="ce1"/>
          <table:table-cell table:style-name="ce1">
            <draw:frame draw:z-index="3" draw:id="id2" draw:style-name="a2" draw:name="차트 4" svg:x="0.42187in" svg:y="0.07812in" svg:width="8.55729in" svg:height="4.7031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81" table:style-name="ce1"/>
        </table:table-row>
        <table:table-row table:style-name="ro2">
          <table:table-cell office:value-type="string" table:style-name="ce11">
            <text:p>리전</text:p>
          </table:table-cell>
          <table:table-cell office:value-type="string" table:style-name="ce11">
            <text:p>(모두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1">
            <text:p>AZ</text:p>
          </table:table-cell>
          <table:table-cell office:value-type="string" table:style-name="ce11">
            <text:p>(모두)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2">
            <text:p>월</text:p>
          </table:table-cell>
          <table:table-cell office:value-type="string" table:style-name="ce13">
            <text:p>개수 : Summary</text:p>
          </table:table-cell>
          <table:table-cell table:number-columns-repeated="16382"/>
        </table:table-row>
        <table:table-row table:style-name="ro2">
          <table:table-cell office:value-type="string" table:style-name="ce12">
            <text:p>1월</text:p>
          </table:table-cell>
          <table:table-cell office:value-type="float" office:value="2" table:style-name="ce13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4">
            <text:p>2월</text:p>
          </table:table-cell>
          <table:table-cell office:value-type="float" office:value="9" table:style-name="ce15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14">
            <text:p>3월</text:p>
          </table:table-cell>
          <table:table-cell office:value-type="float" office:value="11" table:style-name="ce15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14">
            <text:p>4월</text:p>
          </table:table-cell>
          <table:table-cell office:value-type="float" office:value="9" table:style-name="ce15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14">
            <text:p>5월</text:p>
          </table:table-cell>
          <table:table-cell office:value-type="float" office:value="20" table:style-name="ce15">
            <text:p>20</text:p>
          </table:table-cell>
          <table:table-cell table:number-columns-repeated="16382"/>
        </table:table-row>
        <table:table-row table:style-name="ro2">
          <table:table-cell office:value-type="string" table:style-name="ce14">
            <text:p>6월</text:p>
          </table:table-cell>
          <table:table-cell office:value-type="float" office:value="17" table:style-name="ce15">
            <text:p>17</text:p>
          </table:table-cell>
          <table:table-cell table:number-columns-repeated="16382"/>
        </table:table-row>
        <table:table-row table:style-name="ro2">
          <table:table-cell office:value-type="string" table:style-name="ce16">
            <text:p>총합계</text:p>
          </table:table-cell>
          <table:table-cell office:value-type="float" office:value="68" table:style-name="ce11">
            <text:p>68</text:p>
          </table:table-cell>
          <table:table-cell table:number-columns-repeated="16382"/>
        </table:table-row>
        <table:table-row table:number-rows-repeated="1048518" table:style-name="ro2">
          <table:table-cell table:number-columns-repeated="16384"/>
        </table:table-row>
      </table:table>
      <table:table table:name="취합_시나리오_또는_기준" table:style-name="ta2">
        <table:table-column table:style-name="co1" table:number-columns-repeated="2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" table:number-columns-repeated="16378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">
            <text:p>데이터 취합 기준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시작일을 기준으로 1 ~ 6월 티켓을 필터링</text:p>
          </table:table-cell>
          <table:table-cell table:number-columns-repeated="16382" table:style-name="ce1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table:style-name="ce7"/>
          <table:table-cell office:value-type="string" table:style-name="ce7">
            <text:p>기준</text:p>
          </table:table-cell>
          <table:table-cell office:value-type="string" table:style-name="ce7">
            <text:p>비고</text:p>
          </table:table-cell>
          <table:table-cell table:number-columns-repeated="16380"/>
        </table:table-row>
        <table:table-row table:style-name="ro1">
          <table:table-cell/>
          <table:table-cell office:value-type="string" table:number-columns-spanned="1" table:number-rows-spanned="2" table:style-name="ce18">
            <text:p>기준점</text:p>
          </table:table-cell>
          <table:table-cell office:value-type="string" table:style-name="ce7">
            <text:p>년도, 월</text:p>
          </table:table-cell>
          <table:table-cell table:style-name="ce7"/>
          <table:table-cell table:number-columns-repeated="16380"/>
        </table:table-row>
        <table:table-row table:style-name="ro3">
          <table:table-cell/>
          <table:covered-table-cell/>
          <table:table-cell office:value-type="string" table:style-name="ce5">
            <text:p>특정단어 포함 (보안, 점검)</text:p>
          </table:table-cell>
          <table:table-cell office:value-type="string" table:style-name="ce17">
            <text:p>인증서. 방화벽 등 제외,</text:p>
            <text:p>ISAMS 및 보안관련 패치만 포함</text:p>
          </table:table-cell>
          <table:table-cell table:number-columns-repeated="16380"/>
        </table:table-row>
        <table:table-row table:number-rows-repeated="4"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">
            <text:p>데이터 정제 기준</text:p>
          </table:table-cell>
          <table:table-cell table:number-columns-repeated="16382" table:style-name="ce1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table:style-name="ce7"/>
          <table:table-cell office:value-type="string" table:style-name="ce7">
            <text:p>기준</text:p>
          </table:table-cell>
          <table:table-cell office:value-type="string" table:style-name="ce7">
            <text:p>비고</text:p>
          </table:table-cell>
          <table:table-cell table:number-columns-repeated="16380"/>
        </table:table-row>
        <table:table-row table:style-name="ro1">
          <table:table-cell/>
          <table:table-cell office:value-type="string" table:number-columns-spanned="1" table:number-rows-spanned="2" table:style-name="ce18">
            <text:p>기준점</text:p>
          </table:table-cell>
          <table:table-cell office:value-type="string" table:style-name="ce7">
            <text:p>테넌트별 구분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covered-table-cell/>
          <table:table-cell office:value-type="string" table:style-name="ce7">
            <text:p>월별로 생성된 티켓수 및 리전별 누적량</text:p>
          </table:table-cell>
          <table:table-cell table:style-name="ce7"/>
          <table:table-cell table:number-columns-repeated="16380"/>
        </table:table-row>
        <table:table-row table:number-rows-repeated="1048560" table:style-name="ro2">
          <table:table-cell table:number-columns-repeated="16384"/>
        </table:table-row>
      </table:table>
      <table:table table:name="KR_보안괸리" table:style-name="ta2">
        <table:table-column table:style-name="co23" table:default-cell-style-name="ce1"/>
        <table:table-column table:style-name="co24" table:default-cell-style-name="ce1"/>
        <table:table-column table:style-name="co10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월</text:p>
          </table:table-cell>
          <table:table-cell office:value-type="string" table:style-name="ce1">
            <text:p>6월</text:p>
          </table:table-cell>
          <table:table-cell table:style-name="ce1">
            <draw:frame draw:z-index="1" draw:id="id3" draw:style-name="a3" draw:name="차트 1" svg:x="0.4375in" svg:y="0.19792in" svg:width="6.84375in" svg:height="3.92708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1">
          <table:table-cell office:value-type="string" table:style-name="ce1">
            <text:p>리전</text:p>
          </table:table-cell>
          <table:table-cell office:value-type="string" table:style-name="ce1">
            <text:p><text:s text:c="2"/>KR</text:p>
          </table:table-cell>
          <table:table-cell table:number-columns-repeated="16382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행 레이블</text:p>
          </table:table-cell>
          <table:table-cell office:value-type="string" table:style-name="ce1">
            <text:p>개수 : Summary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<text:s text:c="2"/>PRD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<text:s text:c="2"/>STG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총합계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number-rows-repeated="9" table:style-name="ro1">
          <table:table-cell table:number-columns-repeated="16384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number-columns-repeated="2" table:style-name="ce1"/>
          <table:table-cell table:style-name="ce1">
            <draw:frame draw:z-index="2" draw:id="id4" draw:style-name="a4" draw:name="차트 2" svg:x="0.15104in" svg:y="0.08854in" svg:width="9.96354in" svg:height="5.18229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리전</text:p>
          </table:table-cell>
          <table:table-cell office:value-type="string" table:style-name="ce1">
            <text:p><text:s text:c="2"/>KR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행 레이블</text:p>
          </table:table-cell>
          <table:table-cell office:value-type="string" table:style-name="ce1">
            <text:p>티켓수(누적)</text:p>
          </table:table-cell>
          <table:table-cell office:value-type="string" table:style-name="ce1">
            <text:p>티켓수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1월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월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2">
          <table:table-cell office:value-type="string" table:style-name="ce10">
            <text:p>4월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 office:value-type="string" table:style-name="ce10">
            <text:p>5월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 office:value-type="string" table:style-name="ce10">
            <text:p>6월</text:p>
          </table:table-cell>
          <table:table-cell office:value-type="float" office:value="17" table:style-name="ce1">
            <text:p>17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2">
          <table:table-cell office:value-type="string" table:style-name="ce10">
            <text:p>총합계</text:p>
          </table:table-cell>
          <table:table-cell table:style-name="ce1"/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number-rows-repeated="1048546" table:style-name="ro2">
          <table:table-cell table:number-columns-repeated="16384"/>
        </table:table-row>
      </table:table>
      <table:table table:name="CN_보안관리" table:style-name="ta2">
        <table:table-column table:style-name="co23" table:default-cell-style-name="ce1"/>
        <table:table-column table:style-name="co25" table:default-cell-style-name="ce1"/>
        <table:table-column table:style-name="co10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월</text:p>
          </table:table-cell>
          <table:table-cell office:value-type="string" table:style-name="ce1">
            <text:p>6월</text:p>
          </table:table-cell>
          <table:table-cell table:style-name="ce1">
            <draw:frame draw:z-index="1" draw:id="id5" draw:style-name="a5" draw:name="차트 1" svg:x="0.34375in" svg:y="0.09375in" svg:width="7.90625in" svg:height="5.04167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1">
          <table:table-cell office:value-type="string" table:style-name="ce1">
            <text:p>리전</text:p>
          </table:table-cell>
          <table:table-cell office:value-type="string" table:style-name="ce1">
            <text:p><text:s text:c="2"/>CN</text:p>
          </table:table-cell>
          <table:table-cell table:number-columns-repeated="16382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행 레이블</text:p>
          </table:table-cell>
          <table:table-cell office:value-type="string" table:style-name="ce1">
            <text:p>개수 : Summary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<text:s text:c="2"/>PRD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<text:s text:c="2"/>STG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총합계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number-rows-repeated="18" table:style-name="ro2">
          <table:table-cell table:number-columns-repeated="16384"/>
        </table:table-row>
        <table:table-row table:style-name="ro2">
          <table:table-cell table:number-columns-repeated="2" table:style-name="ce1"/>
          <table:table-cell table:style-name="ce1">
            <draw:frame draw:z-index="2" draw:id="id6" draw:style-name="a6" draw:name="차트 2" svg:x="0.36458in" svg:y="0.02604in" svg:width="8.98958in" svg:height="5.08854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office:value-type="string" table:style-name="ce1">
            <text:p>리전</text:p>
          </table:table-cell>
          <table:table-cell office:value-type="string" table:style-name="ce1">
            <text:p><text:s text:c="2"/>CN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행 레이블</text:p>
          </table:table-cell>
          <table:table-cell office:value-type="string" table:style-name="ce1">
            <text:p>티켓수(누적)</text:p>
          </table:table-cell>
          <table:table-cell office:value-type="string" table:style-name="ce1">
            <text:p>티켓수</text:p>
          </table:table-cell>
          <table:table-cell table:number-columns-repeated="16381"/>
        </table:table-row>
        <table:table-row table:style-name="ro2">
          <table:table-cell office:value-type="string" table:style-name="ce10">
            <text:p>2월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2">
          <table:table-cell office:value-type="string" table:style-name="ce10">
            <text:p>4월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 office:value-type="string" table:style-name="ce10">
            <text:p>5월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 office:value-type="string" table:style-name="ce10">
            <text:p>6월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 office:value-type="string" table:style-name="ce10">
            <text:p>총합계</text:p>
          </table:table-cell>
          <table:table-cell table:style-name="ce1"/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number-rows-repeated="1048542" table:style-name="ro2">
          <table:table-cell table:number-columns-repeated="16384"/>
        </table:table-row>
      </table:table>
      <table:table table:name="EU_보안관리" table:style-name="ta2">
        <table:table-column table:style-name="co23" table:default-cell-style-name="ce1"/>
        <table:table-column table:style-name="co25" table:default-cell-style-name="ce1"/>
        <table:table-column table:style-name="co10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월</text:p>
          </table:table-cell>
          <table:table-cell office:value-type="string" table:style-name="ce1">
            <text:p>6월</text:p>
          </table:table-cell>
          <table:table-cell table:style-name="ce1">
            <draw:frame draw:z-index="1" draw:id="id7" draw:style-name="a7" draw:name="차트 1" svg:x="0.36458in" svg:y="0.14583in" svg:width="7.02083in" svg:height="4.29167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1">
          <table:table-cell office:value-type="string" table:style-name="ce1">
            <text:p>리전</text:p>
          </table:table-cell>
          <table:table-cell office:value-type="string" table:style-name="ce1">
            <text:p><text:s text:c="2"/>EU</text:p>
          </table:table-cell>
          <table:table-cell table:number-columns-repeated="16382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행 레이블</text:p>
          </table:table-cell>
          <table:table-cell office:value-type="string" table:style-name="ce1">
            <text:p>개수 : Summary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<text:s text:c="2"/>PR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<text:s text:c="2"/>STG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총합계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number-rows-repeated="9" table:style-name="ro1">
          <table:table-cell table:number-columns-repeated="16384" table:style-name="ce1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 table:number-columns-repeated="2" table:style-name="ce1"/>
          <table:table-cell table:style-name="ce1">
            <draw:frame draw:z-index="2" draw:id="id8" draw:style-name="a8" draw:name="차트 2" svg:x="0.16146in" svg:y="0.13021in" svg:width="8.61979in" svg:height="5.55729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office:value-type="string" table:style-name="ce1">
            <text:p>리전</text:p>
          </table:table-cell>
          <table:table-cell office:value-type="string" table:style-name="ce1">
            <text:p><text:s text:c="2"/>EU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행 레이블</text:p>
          </table:table-cell>
          <table:table-cell office:value-type="string" table:style-name="ce1">
            <text:p>티켓수(누적)</text:p>
          </table:table-cell>
          <table:table-cell office:value-type="string" table:style-name="ce1">
            <text:p>티켓수</text:p>
          </table:table-cell>
          <table:table-cell table:number-columns-repeated="16381"/>
        </table:table-row>
        <table:table-row table:style-name="ro2">
          <table:table-cell office:value-type="string" table:style-name="ce10">
            <text:p>5월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 office:value-type="string" table:style-name="ce10">
            <text:p>6월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 office:value-type="string" table:style-name="ce10">
            <text:p>총합계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number-rows-repeated="1048546" table:style-name="ro2">
          <table:table-cell table:number-columns-repeated="16384"/>
        </table:table-row>
      </table:table>
      <table:table table:name="RU_보안관리" table:style-name="ta2">
        <table:table-column table:style-name="co23" table:default-cell-style-name="ce1"/>
        <table:table-column table:style-name="co25" table:default-cell-style-name="ce1"/>
        <table:table-column table:style-name="co10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월</text:p>
          </table:table-cell>
          <table:table-cell office:value-type="string" table:style-name="ce1">
            <text:p>6월</text:p>
          </table:table-cell>
          <table:table-cell table:style-name="ce1">
            <draw:frame draw:z-index="1" draw:id="id9" draw:style-name="a9" draw:name="차트 1" svg:x="0.25in" svg:y="0.07292in" svg:width="7.41667in" svg:height="4.16667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1">
          <table:table-cell office:value-type="string" table:style-name="ce1">
            <text:p>리전</text:p>
          </table:table-cell>
          <table:table-cell office:value-type="string" table:style-name="ce1">
            <text:p><text:s text:c="2"/>RU</text:p>
          </table:table-cell>
          <table:table-cell table:number-columns-repeated="16382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행 레이블</text:p>
          </table:table-cell>
          <table:table-cell office:value-type="string" table:style-name="ce1">
            <text:p>개수 : Summary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<text:s text:c="2"/>PR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<text:s text:c="2"/>STG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총합계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number-rows-repeated="9" table:style-name="ro1">
          <table:table-cell table:number-columns-repeated="16384" table:style-name="ce1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 table:number-columns-repeated="2" table:style-name="ce1"/>
          <table:table-cell table:style-name="ce1">
            <draw:frame draw:z-index="2" draw:id="id10" draw:style-name="a10" draw:name="차트 2" svg:x="0.17187in" svg:y="0.21354in" svg:width="7.96354in" svg:height="5.29688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리전</text:p>
          </table:table-cell>
          <table:table-cell office:value-type="string" table:style-name="ce1">
            <text:p><text:s text:c="2"/>RU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행 레이블</text:p>
          </table:table-cell>
          <table:table-cell office:value-type="string" table:style-name="ce1">
            <text:p>티켓수(누적)</text:p>
          </table:table-cell>
          <table:table-cell office:value-type="string" table:style-name="ce1">
            <text:p>티켓수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2월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 office:value-type="string" table:style-name="ce10">
            <text:p>5월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 office:value-type="string" table:style-name="ce10">
            <text:p>6월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 office:value-type="string" table:style-name="ce10">
            <text:p>총합계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number-rows-repeated="1048547" table:style-name="ro2">
          <table:table-cell table:number-columns-repeated="16384"/>
        </table:table-row>
      </table:table>
      <table:table table:name="SG_보안관리" table:style-name="ta2">
        <table:table-column table:style-name="co23" table:default-cell-style-name="ce1"/>
        <table:table-column table:style-name="co25" table:default-cell-style-name="ce1"/>
        <table:table-column table:style-name="co10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월</text:p>
          </table:table-cell>
          <table:table-cell office:value-type="string" table:style-name="ce1">
            <text:p>6월</text:p>
          </table:table-cell>
          <table:table-cell table:style-name="ce1">
            <draw:frame draw:z-index="1" draw:id="id11" draw:style-name="a11" draw:name="차트 1" svg:x="0.23958in" svg:y="0.11458in" svg:width="7.625in" svg:height="4.25in" style:rel-width="scale" style:rel-height="scale">
              <draw:object xlink:href="Object 12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1">
          <table:table-cell office:value-type="string" table:style-name="ce1">
            <text:p>리전</text:p>
          </table:table-cell>
          <table:table-cell office:value-type="string" table:style-name="ce1">
            <text:p><text:s text:c="2"/>SG</text:p>
          </table:table-cell>
          <table:table-cell table:number-columns-repeated="16382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행 레이블</text:p>
          </table:table-cell>
          <table:table-cell office:value-type="string" table:style-name="ce1">
            <text:p>개수 : Summary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<text:s text:c="2"/>PRD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<text:s text:c="2"/>STG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총합계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number-rows-repeated="9" table:style-name="ro1">
          <table:table-cell table:number-columns-repeated="16384" table:style-name="ce1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 table:number-columns-repeated="2" table:style-name="ce1"/>
          <table:table-cell table:style-name="ce1">
            <draw:frame draw:z-index="2" draw:id="id12" draw:style-name="a12" draw:name="차트 2" svg:x="0.08854in" svg:y="0.22396in" svg:width="8.45313in" svg:height="5.70313in" style:rel-width="scale" style:rel-height="scale">
              <draw:object xlink:href="Object 13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1">
            <text:p>리전</text:p>
          </table:table-cell>
          <table:table-cell office:value-type="string" table:style-name="ce1">
            <text:p><text:s text:c="2"/>SG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행 레이블</text:p>
          </table:table-cell>
          <table:table-cell office:value-type="string" table:style-name="ce1">
            <text:p>티켓수(누적)</text:p>
          </table:table-cell>
          <table:table-cell office:value-type="string" table:style-name="ce1">
            <text:p>티켓수</text:p>
          </table:table-cell>
          <table:table-cell table:number-columns-repeated="16381"/>
        </table:table-row>
        <table:table-row table:style-name="ro2">
          <table:table-cell office:value-type="string" table:style-name="ce10">
            <text:p>3월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 office:value-type="string" table:style-name="ce10">
            <text:p>4월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 office:value-type="string" table:style-name="ce10">
            <text:p>5월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2">
          <table:table-cell office:value-type="string" table:style-name="ce10">
            <text:p>6월</text:p>
          </table:table-cell>
          <table:table-cell office:value-type="float" office:value="24" table:style-name="ce1">
            <text:p>24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 office:value-type="string" table:style-name="ce10">
            <text:p>총합계</text:p>
          </table:table-cell>
          <table:table-cell table:style-name="ce1"/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number-rows-repeated="1048545" table:style-name="ro2">
          <table:table-cell table:number-columns-repeated="16384"/>
        </table:table-row>
      </table:table>
      <table:table table:name="보안관리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3" table:default-cell-style-name="ce1"/>
        <table:table-row table:number-rows-repeated="2"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table:style-name="ce1"/>
          <table:table-cell table:style-name="ce19"/>
          <table:table-cell office:value-type="string" table:style-name="ce1">
            <text:p>필수로 적용해야할 항목 노란색 칸 이외의 항목들은 그대로 붙여주시면됩니다.</text:p>
          </table:table-cell>
          <table:table-cell table:number-columns-repeated="8" table:style-name="ce1"/>
          <table:table-cell office:value-type="string" table:style-name="ce1">
            <text:p>범례:</text:p>
          </table:table-cell>
          <table:table-cell table:number-columns-repeated="2" table:style-name="ce1"/>
          <table:table-cell office:value-type="string" table:style-name="ce1">
            <text:p>월</text:p>
          </table:table-cell>
          <table:table-cell office:value-type="string" table:style-name="ce1">
            <text:p>1~6,완료일 기준</text:p>
          </table:table-cell>
          <table:table-cell table:number-columns-repeated="16367"/>
        </table:table-row>
        <table:table-row table:style-name="ro1">
          <table:table-cell/>
          <table:table-cell table:number-columns-repeated="14" table:style-name="ce1"/>
          <table:table-cell office:value-type="string" table:style-name="ce1">
            <text:p>진행상태</text:p>
          </table:table-cell>
          <table:table-cell office:value-type="string" table:style-name="ce1">
            <text:p>계획,진행,완료</text:p>
          </table:table-cell>
          <table:table-cell table:number-columns-repeated="16367"/>
        </table:table-row>
        <table:table-row table:style-name="ro1">
          <table:table-cell/>
          <table:table-cell table:style-name="ce1"/>
          <table:table-cell office:value-type="string" table:style-name="ce1">
            <text:p>해당 양식으로 반드시 작성하여 주세요</text:p>
          </table:table-cell>
          <table:table-cell table:number-columns-repeated="12" table:style-name="ce1"/>
          <table:table-cell office:value-type="string" table:style-name="ce1">
            <text:p>성패</text:p>
          </table:table-cell>
          <table:table-cell office:value-type="string" table:style-name="ce1">
            <text:p>성공,실패</text:p>
          </table:table-cell>
          <table:table-cell table:number-columns-repeated="16367"/>
        </table:table-row>
        <table:table-row table:style-name="ro1">
          <table:table-cell/>
          <table:table-cell table:style-name="ce1"/>
          <table:table-cell office:value-type="string" table:style-name="ce1">
            <text:p>테넌트가 DEV/STG 순으로 중복이 될 경우 반드시 같은내용을 DEV하나 STG하나로 나누어서 작성해주세요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리전의 경우 모든리전의 경우에만 Global이며 이외의 경우에는 반드시 나누어주세요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내수처럼 1센터,2센터가 있다면 구분하여 AZ 항목에 적어주세요</text:p>
          </table:table-cell>
          <table:table-cell table:number-columns-repeated="16381" table:style-name="ce1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2">
            <text:p>년도</text:p>
          </table:table-cell>
          <table:table-cell office:value-type="string" table:style-name="ce3">
            <text:p>월</text:p>
          </table:table-cell>
          <table:table-cell office:value-type="string" table:style-name="ce4">
            <text:p>리전</text:p>
          </table:table-cell>
          <table:table-cell office:value-type="string" table:style-name="ce4">
            <text:p>AZ</text:p>
          </table:table-cell>
          <table:table-cell office:value-type="string" table:style-name="ce4">
            <text:p>테넌트</text:p>
          </table:table-cell>
          <table:table-cell office:value-type="string" table:style-name="ce4">
            <text:p>진행상태</text:p>
          </table:table-cell>
          <table:table-cell office:value-type="string" table:style-name="ce4">
            <text:p>성패</text:p>
          </table:table-cell>
          <table:table-cell office:value-type="string" table:style-name="ce5">
            <text:p>Ticket</text:p>
          </table:table-cell>
          <table:table-cell office:value-type="string" table:style-name="ce5">
            <text:p>Summary</text:p>
          </table:table-cell>
          <table:table-cell office:value-type="string" table:style-name="ce6">
            <text:p>Description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1월</text:p>
          </table:table-cell>
          <table:table-cell office:value-type="string" table:style-name="ce5">
            <text:p><text:s text:c="2"/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DEV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134<text:s/></text:p>
          </table:table-cell>
          <table:table-cell office:value-type="string" table:style-name="ce5">
            <text:p><text:s/>EV 플랫폼 인프라 보안 점검 요청의 건<text:s/></text:p>
          </table:table-cell>
          <table:table-cell office:value-type="string" table:style-name="ce6">
            <text:p>보안점검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1월</text:p>
          </table:table-cell>
          <table:table-cell office:value-type="string" table:style-name="ce5">
            <text:p><text:s text:c="2"/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134<text:s/></text:p>
          </table:table-cell>
          <table:table-cell office:value-type="string" table:style-name="ce5">
            <text:p><text:s/>EV 플랫폼 인프라 보안 점검 요청의 건<text:s/></text:p>
          </table:table-cell>
          <table:table-cell office:value-type="string" table:style-name="ce6">
            <text:p>보안점검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5">
            <text:p><text:s text:c="2"/>Global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ALL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377<text:s/></text:p>
          </table:table-cell>
          <table:table-cell office:value-type="string" table:style-name="ce5">
            <text:p><text:s/>글로벌 CCS OS 보안 설정 관련 확인 요청의 건</text:p>
          </table:table-cell>
          <table:table-cell office:value-type="string" table:style-name="ce6">
            <text:p>보안점검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5">
            <text:p><text:s text:c="2"/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CNCLOUD-1801<text:s/></text:p>
          </table:table-cell>
          <table:table-cell office:value-type="string" table:style-name="ce5">
            <text:p><text:s/>공신부 점검 지원 요청 드립니다.<text:s/></text:p>
          </table:table-cell>
          <table:table-cell office:value-type="string" table:style-name="ce6">
            <text:p>보안점검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5">
            <text:p><text:s text:c="2"/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CNCLOUD-1801<text:s/></text:p>
          </table:table-cell>
          <table:table-cell office:value-type="string" table:style-name="ce5">
            <text:p><text:s/>공신부 점검 지원 요청 드립니다.<text:s/></text:p>
          </table:table-cell>
          <table:table-cell office:value-type="string" table:style-name="ce6">
            <text:p>보안점검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5">
            <text:p><text:s text:c="2"/>R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RUCLOUD-603</text:p>
          </table:table-cell>
          <table:table-cell office:value-type="string" table:style-name="ce5">
            <text:p><text:s/>RU Paloalto FW Upgrade</text:p>
          </table:table-cell>
          <table:table-cell office:value-type="string" table:style-name="ce6">
            <text:p>OS Upgrade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5">
            <text:p><text:s text:c="2"/>R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RUCLOUD-603</text:p>
          </table:table-cell>
          <table:table-cell office:value-type="string" table:style-name="ce5">
            <text:p><text:s/>RU Paloalto FW Upgrade</text:p>
          </table:table-cell>
          <table:table-cell office:value-type="string" table:style-name="ce6">
            <text:p>OS Upgrade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5">
            <text:p><text:s text:c="2"/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CNCLOUD-1804</text:p>
          </table:table-cell>
          <table:table-cell office:value-type="string" table:style-name="ce5">
            <text:p><text:s/>CN Paloalto FW Upgrade</text:p>
          </table:table-cell>
          <table:table-cell office:value-type="string" table:style-name="ce6">
            <text:p>OS Upgrade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5">
            <text:p><text:s text:c="2"/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CNCLOUD-1804</text:p>
          </table:table-cell>
          <table:table-cell office:value-type="string" table:style-name="ce5">
            <text:p><text:s/>CN Paloalto FW Upgrade</text:p>
          </table:table-cell>
          <table:table-cell office:value-type="string" table:style-name="ce6">
            <text:p>OS Upgrade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5">
            <text:p><text:s text:c="2"/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CNCLOUD-1780</text:p>
          </table:table-cell>
          <table:table-cell office:value-type="string" table:style-name="ce5">
            <text:p><text:s/>ccsp보안 취약점 개선 요청(ccsp웹시스템에 관련 앱스캔 결과)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5">
            <text:p><text:s text:c="2"/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CNCLOUD-1780</text:p>
          </table:table-cell>
          <table:table-cell office:value-type="string" table:style-name="ce5">
            <text:p><text:s/>ccsp보안 취약점 개선 요청(ccsp웹시스템에 관련 앱스캔 결과)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684<text:s/></text:p>
          </table:table-cell>
          <table:table-cell office:value-type="string" table:style-name="ce5">
            <text:p><text:s/>AU 보안점검 진행 요청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684<text:s/></text:p>
          </table:table-cell>
          <table:table-cell office:value-type="string" table:style-name="ce5">
            <text:p><text:s/>AU 보안점검 진행 요청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5">
            <text:p><text:s text:c="2"/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425<text:s/></text:p>
          </table:table-cell>
          <table:table-cell office:value-type="string" table:style-name="ce5">
            <text:p><text:s/>우크라이나 러시아 사이버보안 대응 요청<text:s/></text:p>
          </table:table-cell>
          <table:table-cell office:value-type="string" table:style-name="ce6">
            <text:p>백업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5">
            <text:p><text:s text:c="2"/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425<text:s/></text:p>
          </table:table-cell>
          <table:table-cell office:value-type="string" table:style-name="ce5">
            <text:p><text:s/>우크라이나 러시아 사이버보안 대응 요청<text:s/></text:p>
          </table:table-cell>
          <table:table-cell office:value-type="string" table:style-name="ce6">
            <text:p>백업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740<text:s/></text:p>
          </table:table-cell>
          <table:table-cell office:value-type="string" table:style-name="ce5">
            <text:p><text:s/>AUID 호주 인도네시아 운영계,검증계 암호화 Function 추가 요청<text:s/></text:p>
          </table:table-cell>
          <table:table-cell office:value-type="string" table:style-name="ce6">
            <text:p>보안설정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740<text:s/></text:p>
          </table:table-cell>
          <table:table-cell office:value-type="string" table:style-name="ce5">
            <text:p><text:s/>AUID 호주 인도네시아 운영계,검증계 암호화 Function 추가 요청<text:s/></text:p>
          </table:table-cell>
          <table:table-cell office:value-type="string" table:style-name="ce6">
            <text:p>보안설정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5">
            <text:p><text:s text:c="2"/>NA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NACLOUD-1275</text:p>
          </table:table-cell>
          <table:table-cell office:value-type="string" table:style-name="ce5">
            <text:p><text:s/>PRD ,STG dkc ssl certificate,allow only TLSv1.2</text:p>
          </table:table-cell>
          <table:table-cell office:value-type="string" table:style-name="ce6">
            <text:p>보안설정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5">
            <text:p><text:s text:c="2"/>NA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NACLOUD-1275</text:p>
          </table:table-cell>
          <table:table-cell office:value-type="string" table:style-name="ce5">
            <text:p><text:s/>PRD ,STG dkc ssl certificate,allow only TLSv1.2</text:p>
          </table:table-cell>
          <table:table-cell office:value-type="string" table:style-name="ce6">
            <text:p>보안설정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5">
            <text:p><text:s text:c="2"/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447</text:p>
          </table:table-cell>
          <table:table-cell office:value-type="string" table:style-name="ce5">
            <text:p><text:s/>인프라 취약점 점검 요청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5">
            <text:p><text:s text:c="2"/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444</text:p>
          </table:table-cell>
          <table:table-cell office:value-type="string" table:style-name="ce5">
            <text:p><text:s/>인프라 취약점 점검 요청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5">
            <text:p><text:s text:c="2"/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443</text:p>
          </table:table-cell>
          <table:table-cell office:value-type="string" table:style-name="ce5">
            <text:p><text:s/>i-sams DBMS 취약점 점검 요청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793<text:s/></text:p>
          </table:table-cell>
          <table:table-cell office:value-type="string" table:style-name="ce5">
            <text:p><text:s/>AU DB 보안점검 조치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793<text:s/></text:p>
          </table:table-cell>
          <table:table-cell office:value-type="string" table:style-name="ce5">
            <text:p><text:s/>AU DB 보안점검 조치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792<text:s/></text:p>
          </table:table-cell>
          <table:table-cell office:value-type="string" table:style-name="ce5">
            <text:p><text:s/>호주 인프라보안점검 요청드립니다. DBMS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792<text:s/></text:p>
          </table:table-cell>
          <table:table-cell office:value-type="string" table:style-name="ce5">
            <text:p><text:s/>호주 인프라보안점검 요청드립니다. DBMS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5">
            <text:p><text:s text:c="2"/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CNCLOUD-1992<text:s/></text:p>
          </table:table-cell>
          <table:table-cell office:value-type="string" table:style-name="ce5">
            <text:p><text:s/>인터넷보안 등급 평가관련 작업요청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5">
            <text:p><text:s text:c="2"/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CNCLOUD-1992<text:s/></text:p>
          </table:table-cell>
          <table:table-cell office:value-type="string" table:style-name="ce5">
            <text:p><text:s/>인터넷보안 등급 평가관련 작업요청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5">
            <text:p><text:s text:c="2"/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DEV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672<text:s/></text:p>
          </table:table-cell>
          <table:table-cell office:value-type="string" table:style-name="ce5">
            <text:p><text:s/>OTA i-sams PostgreSQL DB 진단 요청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5">
            <text:p><text:s text:c="2"/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672<text:s/></text:p>
          </table:table-cell>
          <table:table-cell office:value-type="string" table:style-name="ce5">
            <text:p><text:s/>OTA i-sams PostgreSQL DB 진단 요청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5">
            <text:p><text:s text:c="2"/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672<text:s/></text:p>
          </table:table-cell>
          <table:table-cell office:value-type="string" table:style-name="ce5">
            <text:p><text:s/>OTA i-sams PostgreSQL DB 진단 요청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<text:s text:c="2"/>R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RUCLOUD-693<text:s/></text:p>
          </table:table-cell>
          <table:table-cell office:value-type="string" table:style-name="ce5">
            <text:p><text:s/>긴급 보안점검 요청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<text:s text:c="2"/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839<text:s/></text:p>
          </table:table-cell>
          <table:table-cell office:value-type="string" table:style-name="ce5">
            <text:p><text:s/>VM 보안점검 확인의 건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<text:s text:c="2"/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EUCLOUD-2189<text:s/></text:p>
          </table:table-cell>
          <table:table-cell office:value-type="string" table:style-name="ce5">
            <text:p><text:s/>유럽CCS 보안시스템 현황 문의드립니다.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<text:s text:c="2"/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EUCLOUD-2189<text:s/></text:p>
          </table:table-cell>
          <table:table-cell office:value-type="string" table:style-name="ce5">
            <text:p><text:s/>유럽CCS 보안시스템 현황 문의드립니다.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60<text:s/></text:p>
          </table:table-cell>
          <table:table-cell office:value-type="string" table:style-name="ce5">
            <text:p><text:s/>인도네시아 CCS DB 보안 조치 요청 -2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60<text:s/></text:p>
          </table:table-cell>
          <table:table-cell office:value-type="string" table:style-name="ce5">
            <text:p><text:s/>인도네시아 CCS DB 보안 조치 요청 -2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83<text:s/></text:p>
          </table:table-cell>
          <table:table-cell office:value-type="string" table:style-name="ce5">
            <text:p><text:s/>인도네시아 CCS DB 보안 조치 요청 ssh 접근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83<text:s/></text:p>
          </table:table-cell>
          <table:table-cell office:value-type="string" table:style-name="ce5">
            <text:p><text:s/>인도네시아 CCS DB 보안 조치 요청 ssh 접근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38<text:s/></text:p>
          </table:table-cell>
          <table:table-cell office:value-type="string" table:style-name="ce5">
            <text:p><text:s/>인도네시아 CCS DB 보안 조치 요청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38<text:s/></text:p>
          </table:table-cell>
          <table:table-cell office:value-type="string" table:style-name="ce5">
            <text:p><text:s/>인도네시아 CCS DB 보안 조치 요청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<text:s text:c="2"/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EUCLOUD-2247<text:s/></text:p>
          </table:table-cell>
          <table:table-cell office:value-type="string" table:style-name="ce5">
            <text:p><text:s/>보안동향 F5의 빅IP 취약점,파괴형 공격 위해 적극 익스플로잇 돼<text:s/></text:p>
          </table:table-cell>
          <table:table-cell office:value-type="string" table:style-name="ce6">
            <text:p>OS Upgrade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<text:s text:c="2"/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EUCLOUD-2247<text:s/></text:p>
          </table:table-cell>
          <table:table-cell office:value-type="string" table:style-name="ce5">
            <text:p><text:s/>보안동향 F5의 빅IP 취약점,파괴형 공격 위해 적극 익스플로잇 돼<text:s/></text:p>
          </table:table-cell>
          <table:table-cell office:value-type="string" table:style-name="ce6">
            <text:p>OS Upgrade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73<text:s/></text:p>
          </table:table-cell>
          <table:table-cell office:value-type="string" table:style-name="ce5">
            <text:p><text:s/>AU 호주 I-SAMS DB점검 요청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73<text:s/></text:p>
          </table:table-cell>
          <table:table-cell office:value-type="string" table:style-name="ce5">
            <text:p><text:s/>AU 호주 I-SAMS DB점검 요청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79<text:s/></text:p>
          </table:table-cell>
          <table:table-cell office:value-type="string" table:style-name="ce5">
            <text:p><text:s/>AU postgreSQL 사용하는 DB에 OS_config 프로세스 차단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79<text:s/></text:p>
          </table:table-cell>
          <table:table-cell office:value-type="string" table:style-name="ce5">
            <text:p><text:s/>AU postgreSQL 사용하는 DB에 OS_config 프로세스 차단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84</text:p>
          </table:table-cell>
          <table:table-cell office:value-type="string" table:style-name="ce5">
            <text:p><text:s/>BIG-IP 제품군에 대한 iControl REST 취약점 ( CVE-2022-1388 )</text:p>
          </table:table-cell>
          <table:table-cell office:value-type="string" table:style-name="ce6">
            <text:p>OS Upgrade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84</text:p>
          </table:table-cell>
          <table:table-cell office:value-type="string" table:style-name="ce5">
            <text:p><text:s/>BIG-IP 제품군에 대한 iControl REST 취약점 ( CVE-2022-1388 )</text:p>
          </table:table-cell>
          <table:table-cell office:value-type="string" table:style-name="ce6">
            <text:p>OS Upgrade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<text:s text:c="2"/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CNCLOUD-2038</text:p>
          </table:table-cell>
          <table:table-cell office:value-type="string" table:style-name="ce5">
            <text:p><text:s/>switch(Cisco,Arista,A10) 보안 전수 조사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<text:s text:c="2"/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CNCLOUD-2038</text:p>
          </table:table-cell>
          <table:table-cell office:value-type="string" table:style-name="ce5">
            <text:p><text:s/>switch(Cisco,Arista,A10) 보안 전수 조사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986<text:s/></text:p>
          </table:table-cell>
          <table:table-cell office:value-type="string" table:style-name="ce5">
            <text:p><text:s/>AU SSL 인증서 프로토콜 보안적용 요청<text:s/></text:p>
          </table:table-cell>
          <table:table-cell office:value-type="string" table:style-name="ce6">
            <text:p>보안설정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986<text:s/></text:p>
          </table:table-cell>
          <table:table-cell office:value-type="string" table:style-name="ce5">
            <text:p><text:s/>AU SSL 인증서 프로토콜 보안적용 요청<text:s/></text:p>
          </table:table-cell>
          <table:table-cell office:value-type="string" table:style-name="ce6">
            <text:p>보안설정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5">
            <text:p><text:s text:c="2"/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진행중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 text:c="2"/>EUCLOUD-2248</text:p>
          </table:table-cell>
          <table:table-cell office:value-type="string" table:style-name="ce5">
            <text:p><text:s/>EU (WAF) OS Upgrade</text:p>
          </table:table-cell>
          <table:table-cell office:value-type="string" table:style-name="ce6">
            <text:p>OS Upgrade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5">
            <text:p><text:s text:c="2"/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진행중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 text:c="2"/>EUCLOUD-2248</text:p>
          </table:table-cell>
          <table:table-cell office:value-type="string" table:style-name="ce5">
            <text:p><text:s/>EU (WAF) OS Upgrade</text:p>
          </table:table-cell>
          <table:table-cell office:value-type="string" table:style-name="ce6">
            <text:p>OS Upgrade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5">
            <text:p><text:s text:c="2"/>R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RUCLOUD-710<text:s/></text:p>
          </table:table-cell>
          <table:table-cell office:value-type="string" table:style-name="ce5">
            <text:p><text:s/>ccsrumonitor 서버의 보안 취약점 조치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5">
            <text:p><text:s text:c="2"/>R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RUCLOUD-712<text:s/></text:p>
          </table:table-cell>
          <table:table-cell office:value-type="string" table:style-name="ce5">
            <text:p><text:s/>ccsrumonitors zabbix 모니터링 용 mariaDB 보안 점검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진행중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 text:c="2"/>SGCLOUD-987<text:s/></text:p>
          </table:table-cell>
          <table:table-cell office:value-type="string" table:style-name="ce5">
            <text:p><text:s/>AU SSL 인증서 프로토콜 보안적용 요청<text:s/></text:p>
          </table:table-cell>
          <table:table-cell office:value-type="string" table:style-name="ce6">
            <text:p>보안설정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진행중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 text:c="2"/>SGCLOUD-987<text:s/></text:p>
          </table:table-cell>
          <table:table-cell office:value-type="string" table:style-name="ce5">
            <text:p><text:s/>AU SSL 인증서 프로토콜 보안적용 요청<text:s/></text:p>
          </table:table-cell>
          <table:table-cell office:value-type="string" table:style-name="ce6">
            <text:p>보안설정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6">
            <text:p><text:s text:c="2"/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6">
            <text:p>진행중</text:p>
          </table:table-cell>
          <table:table-cell office:value-type="string" table:style-name="ce5">
            <text:p><text:s/></text:p>
          </table:table-cell>
          <table:table-cell table:style-name="ce7"/>
          <table:table-cell office:value-type="string" table:style-name="ce6">
            <text:p>ISAMS 진단 : 총 620대 중 54대 완료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6">
            <text:p><text:s text:c="2"/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6">
            <text:p>진행중</text:p>
          </table:table-cell>
          <table:table-cell office:value-type="string" table:style-name="ce5">
            <text:p><text:s/></text:p>
          </table:table-cell>
          <table:table-cell table:style-name="ce7"/>
          <table:table-cell office:value-type="string" table:style-name="ce6">
            <text:p>ISAMS 진단 : 총 620대 중 54대 완료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5">
            <text:p><text:s text:c="2"/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진행중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 text:c="2"/>KRCLOUD-4938</text:p>
          </table:table-cell>
          <table:table-cell office:value-type="string" table:style-name="ce5">
            <text:p><text:s/>F5 BIG-IP 취약점(CVE-2022-1388) 대응</text:p>
          </table:table-cell>
          <table:table-cell office:value-type="string" table:style-name="ce6">
            <text:p>OS Upgrade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5">
            <text:p><text:s text:c="2"/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진행중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 text:c="2"/>KRCLOUD-4938</text:p>
          </table:table-cell>
          <table:table-cell office:value-type="string" table:style-name="ce5">
            <text:p><text:s/>F5 BIG-IP 취약점(CVE-2022-1388) 대응</text:p>
          </table:table-cell>
          <table:table-cell office:value-type="string" table:style-name="ce6">
            <text:p>OS Upgrade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5">
            <text:p><text:s text:c="2"/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진행중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 text:c="2"/>KRCLOUD-4612<text:s/></text:p>
          </table:table-cell>
          <table:table-cell office:value-type="string" table:style-name="ce5">
            <text:p><text:s/>EV 플랫폼 인프라 보안 점검 요청의 건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5">
            <text:p><text:s text:c="2"/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진행중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 text:c="2"/>CNCLOUD-2010<text:s/></text:p>
          </table:table-cell>
          <table:table-cell office:value-type="string" table:style-name="ce5">
            <text:p><text:s/>클라우드 플랫폼(OpenStack에 관련 보안 설정 현황 확인 요청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5">
            <text:p><text:s text:c="2"/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진행중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 text:c="2"/>CNCLOUD-2010<text:s/></text:p>
          </table:table-cell>
          <table:table-cell office:value-type="string" table:style-name="ce5">
            <text:p><text:s/>클라우드 플랫폼(OpenStack에 관련 보안 설정 현황 확인 요청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5">
            <text:p><text:s text:c="2"/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진행중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 text:c="2"/>CNCLOUD-2005<text:s/></text:p>
          </table:table-cell>
          <table:table-cell office:value-type="string" table:style-name="ce5">
            <text:p><text:s/>gcscntmsdbp01 10.107.253.48 DB보안 조치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6">
            <text:p><text:s text:c="2"/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진행중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 text:c="2"/>KRCLOUD-5113</text:p>
          </table:table-cell>
          <table:table-cell office:value-type="string" table:style-name="ce5">
            <text:p>보안정기점검 관련 I-SAMS 내 취약점 조치 요청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number-rows-repeated="1048498" table:style-name="ro2">
          <table:table-cell table:number-columns-repeated="16384"/>
        </table:table-row>
      </table:table>
      <table:database-ranges>
        <table:database-range table:target-range-address="6월집계.A1:6월집계.J69" table:display-filter-buttons="true">
          <table:filter>
            <table:filter-condition table:field-number="1" table:value="6월" table:operator="="/>
          </table:filter>
        </table:database-range>
      </table:database-ranges>
      <table:data-pilot-tables>
        <table:data-pilot-table table:name="피벗 테이블26" table:target-range-address="보안_관리_요약.A48:보안_관리_요약.B58" table:show-filter-button="false" table:buttons="보안_관리_요약.A48 보안_관리_요약.A49 보안_관리_요약.A51">
          <table:source-cell-range table:cell-range-address="보안관리.C10:보안관리.K78"/>
          <table:data-pilot-field table:source-field-name="리전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" table:target-range-address="보안_관리_요약.A25:보안_관리_요약.D34" table:show-filter-button="false" table:buttons="보안_관리_요약.A25 보안_관리_요약.A28 보안_관리_요약.B27">
          <table:source-cell-range table:cell-range-address="보안관리.C10:보안관리.K78"/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Summary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3" table:target-range-address="보안_관리_요약.A1:보안_관리_요약.B9" table:show-filter-button="false" table:buttons="보안_관리_요약.A1 보안_관리_요약.A3">
          <table:source-cell-range table:cell-range-address="보안관리.C10:보안관리.K78"/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월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4" table:target-range-address="KR_보안괸리.A1:KR_보안괸리.B7" table:show-filter-button="false" table:buttons="KR_보안괸리.A1 KR_보안괸리.A2 KR_보안괸리.A4">
          <table:source-cell-range table:cell-range-address="보안관리.C10:보안관리.K78"/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  KR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5" table:target-range-address="KR_보안괸리.A22:KR_보안괸리.C30" table:show-filter-button="false" table:buttons="KR_보안괸리.A22 KR_보안괸리.A25">
          <table:source-cell-range table:cell-range-address="보안관리.C10:보안관리.K78"/>
          <table:data-pilot-field table:source-field-name="리전" table:orientation="page" table:selected-page="  KR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값" table:orientation="column" table:is-data-layout-field="true">
            <table:data-pilot-level table:show-empty="true"/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  <table:data-pilot-field-reference table:field-name="월" table:member-type="previous" table:type="running-total"/>
          </table:data-pilot-field>
          <table:data-pilot-field table:source-field-name="Description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6" table:target-range-address="CN_보안관리.A1:CN_보안관리.B7" table:show-filter-button="false" table:buttons="CN_보안관리.A1 CN_보안관리.A2 CN_보안관리.A4">
          <table:source-cell-range table:cell-range-address="보안관리.C10:보안관리.K78"/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  C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7" table:target-range-address="CN_보안관리.A27:CN_보안관리.C34" table:show-filter-button="false" table:buttons="CN_보안관리.A27 CN_보안관리.A30">
          <table:source-cell-range table:cell-range-address="보안관리.C10:보안관리.K78"/>
          <table:data-pilot-field table:source-field-name="리전" table:orientation="page" table:selected-page="  C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값" table:orientation="column" table:is-data-layout-field="true">
            <table:data-pilot-level table:show-empty="true"/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  <table:data-pilot-field-reference table:field-name="월" table:member-type="named" table:member-name="1월" table:type="running-total"/>
          </table:data-pilot-field>
          <table:data-pilot-field table:source-field-name="Description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8" table:target-range-address="EU_보안관리.A1:EU_보안관리.B7" table:show-filter-button="false" table:buttons="EU_보안관리.A1 EU_보안관리.A2 EU_보안관리.A4">
          <table:source-cell-range table:cell-range-address="보안관리.C10:보안관리.K78"/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  EU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9" table:target-range-address="EU_보안관리.A25:EU_보안관리.C30" table:show-filter-button="false" table:buttons="EU_보안관리.A25 EU_보안관리.A28">
          <table:source-cell-range table:cell-range-address="보안관리.C10:보안관리.K78"/>
          <table:data-pilot-field table:source-field-name="리전" table:orientation="page" table:selected-page="  EU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값" table:orientation="column" table:is-data-layout-field="true">
            <table:data-pilot-level table:show-empty="true"/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  <table:data-pilot-field-reference table:field-name="월" table:member-type="named" table:member-name="5월" table:type="running-total"/>
          </table:data-pilot-field>
          <table:data-pilot-field table:source-field-name="Description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0" table:target-range-address="RU_보안관리.A1:RU_보안관리.B7" table:show-filter-button="false" table:buttons="RU_보안관리.A1 RU_보안관리.A2 RU_보안관리.A4">
          <table:source-cell-range table:cell-range-address="보안관리.C10:보안관리.K78"/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  RU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1" table:target-range-address="RU_보안관리.A23:RU_보안관리.C29" table:show-filter-button="false" table:buttons="RU_보안관리.A23 RU_보안관리.A26">
          <table:source-cell-range table:cell-range-address="보안관리.C10:보안관리.K78"/>
          <table:data-pilot-field table:source-field-name="리전" table:orientation="page" table:selected-page="  RU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값" table:orientation="column" table:is-data-layout-field="true">
            <table:data-pilot-level table:show-empty="true"/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  <table:data-pilot-field-reference table:field-name="월" table:member-type="named" table:member-name="2월" table:type="running-total"/>
          </table:data-pilot-field>
          <table:data-pilot-field table:source-field-name="Description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2" table:target-range-address="SG_보안관리.A1:SG_보안관리.B7" table:show-filter-button="false" table:buttons="SG_보안관리.A1 SG_보안관리.A2 SG_보안관리.A4">
          <table:source-cell-range table:cell-range-address="보안관리.C10:보안관리.K78"/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  SG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3" table:target-range-address="SG_보안관리.A24:SG_보안관리.C31" table:show-filter-button="false" table:buttons="SG_보안관리.A24 SG_보안관리.A27">
          <table:source-cell-range table:cell-range-address="보안관리.C10:보안관리.K78"/>
          <table:data-pilot-field table:source-field-name="리전" table:orientation="page" table:selected-page="  SG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값" table:orientation="column" table:is-data-layout-field="true">
            <table:data-pilot-level table:show-empty="true"/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  <table:data-pilot-field-reference table:field-name="월" table:member-type="named" table:member-name="4월" table:type="running-total"/>
          </table:data-pilot-field>
          <table:data-pilot-field table:source-field-name="Description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맑은 고딕" svg:font-family="&quot;맑은 고딕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맑은 고딕" style:font-name-asian="맑은 고딕" style:font-name-complex="맑은 고딕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>스파크엔어소시에이츠/김의현-클라우드플랫폼팀/신우영</meta:initial-creator>
    <dc:creator>정인환</dc:creator>
    <meta:creation-date>2022-07-05T08:25:58Z</meta:creation-date>
    <dc:date>2022-07-20T01:47:04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gradient" draw:fill-gradient-name="a1" draw:stroke="none" draw:shadow="visible" draw:shadow-offset-x="0in" draw:shadow-offset-y="0.02083in" draw:shadow-color="#000000" draw:shadow-opacity="63%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gradient" draw:fill-gradient-name="a2" draw:stroke="none" draw:shadow="visible" draw:shadow-offset-x="0in" draw:shadow-offset-y="0.02083in" draw:shadow-color="#000000" draw:shadow-opacity="63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65.9996850393701pt" svg:width="528.75pt" chart:style-name="Crt0">
        <chart:title chart:style-name="CT00">
          <text:p text:style-name="a0" text:class-names="" text:cond-style-name="">6월 리전,테넌트별 티켓수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point chart:repeated="5"/>
          </chart:series>
          <chart:series chart:label-cell-address="local-table.$C$1" chart:values-cell-range-address="local-table.$C$2:.$C$6" chart:class="chart:bar" chart:attached-axis="primary-y" chart:style-name="G0S1"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  PRD</text:p>
              </table:table-cell>
              <table:table-cell office:value-type="string">
                <text:p>  STG</text:p>
              </table:table-cell>
            </table:table-row>
          </table:table-header-rows>
          <table:table-row>
            <table:table-cell office:value-type="string">
              <text:p>  EU</text:p>
            </table:table-cell>
            <table:table-cell office:value-type="float" office:value="1"/>
            <table:table-cell office:value-type="float" office:value="1"/>
          </table:table-row>
          <table:table-row>
            <table:table-cell office:value-type="string">
              <text:p>  RU</text:p>
            </table:table-cell>
            <table:table-cell office:value-type="float" office:value="1"/>
            <table:table-cell office:value-type="float" office:value="1"/>
          </table:table-row>
          <table:table-row>
            <table:table-cell office:value-type="string">
              <text:p>  CN</text:p>
            </table:table-cell>
            <table:table-cell office:value-type="float" office:value="2"/>
            <table:table-cell office:value-type="float" office:value="1"/>
          </table:table-row>
          <table:table-row>
            <table:table-cell office:value-type="string">
              <text:p>  SG</text:p>
            </table:table-cell>
            <table:table-cell office:value-type="float" office:value="2"/>
            <table:table-cell office:value-type="float" office:value="2"/>
          </table:table-row>
          <table:table-row>
            <table:table-cell office:value-type="string">
              <text:p>  KR</text:p>
            </table:table-cell>
            <table:table-cell office:value-type="float" office:value="3"/>
            <table:table-cell office:value-type="float" office:value="3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" draw:style="linear" draw:angle="0" draw:start-color="#71a6db" draw:end-color="#559bdb" draw:start-intensity="100%" draw:end-intensity="100%"/>
    <draw:gradient draw:name="a2" draw:style="linear" draw:angle="0" draw:start-color="#f18c55" draw:end-color="#f67b28" draw:start-intensity="100%" draw:end-intensity="100%"/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 chart:data-label-series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>
      <style:graphic-properties draw:fill="gradient" draw:fill-gradient-name="a2" draw:stroke="none" draw:shadow="visible" draw:shadow-offset-x="0in" draw:shadow-offset-y="0.02083in" draw:shadow-color="#000000" draw:shadow-opacity="63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gradient" draw:fill-gradient-name="a3" draw:stroke="none" draw:shadow="visible" draw:shadow-offset-x="0in" draw:shadow-offset-y="0.02083in" draw:shadow-color="#000000" draw:shadow-opacity="63%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300.0002362204725pt" svg:width="534.0002362204724pt" chart:style-name="Crt0">
        <chart:title chart:style-name="CT00">
          <text:p text:style-name="a0" text:class-names="" text:cond-style-name="">RU<text:s text:c="1"/>테넌트별 티켓 수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  PRD</text:p>
            </table:table-cell>
            <table:table-cell office:value-type="float" office:value="1"/>
          </table:table-row>
          <table:table-row>
            <table:table-cell office:value-type="string">
              <text:p>  STG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2" draw:style="linear" draw:angle="0" draw:start-color="#71a6db" draw:end-color="#559bdb" draw:start-intensity="100%" draw:end-intensity="100%"/>
    <draw:gradient draw:name="a3" draw:style="linear" draw:angle="0" draw:start-color="#f18c55" draw:end-color="#f67b28" draw:start-intensity="100%" draw:end-intensity="100%"/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00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gap-width="100" chart:overlap="100" chart:link-data-style-to-source="false" chart:visible="true" chart:logarithmic="false" chart:maximum="6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gradient" draw:fill-gradient-name="a1" draw:stroke="none" draw:shadow="visible" draw:shadow-offset-x="0in" draw:shadow-offset-y="0.02083in" draw:shadow-color="#000000" draw:shadow-opacity="63%"/>
    </style:style>
    <style:style style:family="chart" style:name="Axs3" style:data-style-name="N0">
      <style:chart-properties chart:link-data-style-to-source="false" chart:visible="fals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  <style:style style:family="chart" style:name="G1S0">
      <style:chart-properties chart:symbol-type="named-symbol" chart:symbol-name="circle" chart:symbol-width="0.08333in" chart:symbol-height="0.08333in" chart:connect-bars="false" chart:solid-type="cuboid" chart:stacked="false" chart:percentage="false"/>
      <style:graphic-properties draw:fill="none" draw:stroke="solid" svg:stroke-width="0.03819in" svg:stroke-color="#ed7d31" svg:stroke-opacity="100%" draw:stroke-linejoin="round" svg:stroke-linecap="round" draw:shadow="visible" draw:shadow-offset-x="0in" draw:shadow-offset-y="0.02083in" draw:shadow-color="#000000" draw:shadow-opacity="63%"/>
    </style:style>
  </office:automatic-styles>
  <office:body>
    <office:chart>
      <chart:chart chart:class="chart:bar" svg:height="381.3753543307086pt" svg:width="573.3748031496063pt" chart:style-name="Crt0">
        <chart:title chart:style-name="CT00">
          <text:p text:style-name="a0" text:class-names="" text:cond-style-name="">RU <text:s text:c="1"/>월별 <text:s text:c="1"/>보안관리 티켓 수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4"/>
          </chart:axis>
          <chart:axis chart:dimension="y" chart:name="secondary-y" chart:style-name="Axs2"/>
          <chart:axis chart:dimension="x" chart:name="secondary-X" chart:style-name="Axs3">
            <chart:categories table:cell-range-address="local-table.$B$2:.$B$4"/>
          </chart:axis>
          <chart:series chart:label-cell-address="local-table.$C$1" chart:values-cell-range-address="local-table.$C$2:.$C$4" chart:class="chart:bar" chart:attached-axis="primary-y" chart:style-name="G0S0">
            <chart:data-point chart:repeated="3"/>
          </chart:series>
          <chart:series chart:label-cell-address="local-table.$D$1" chart:values-cell-range-address="local-table.$D$2:.$D$4" chart:class="chart:line" chart:attached-axis="secondary-y" chart:style-name="G1S0"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티켓수(누적)</text:p>
              </table:table-cell>
              <table:table-cell office:value-type="string">
                <text:p>티켓수</text:p>
              </table:table-cell>
            </table:table-row>
          </table:table-header-rows>
          <table:table-row>
            <table:table-cell office:value-type="string">
              <text:p>2월</text:p>
            </table:table-cell>
            <table:table-cell office:value-type="string">
              <text:p>2월</text:p>
            </table:table-cell>
            <table:table-cell office:value-type="float" office:value="2"/>
            <table:table-cell office:value-type="float" office:value="2"/>
          </table:table-row>
          <table:table-row>
            <table:table-cell office:value-type="string">
              <text:p>5월</text:p>
            </table:table-cell>
            <table:table-cell office:value-type="string">
              <text:p>5월</text:p>
            </table:table-cell>
            <table:table-cell office:value-type="float" office:value="3"/>
            <table:table-cell office:value-type="float" office:value="1"/>
          </table:table-row>
          <table:table-row>
            <table:table-cell office:value-type="string">
              <text:p>6월</text:p>
            </table:table-cell>
            <table:table-cell office:value-type="string">
              <text:p>6월</text:p>
            </table:table-cell>
            <table:table-cell office:value-type="float" office:value="5"/>
            <table:table-cell office:value-type="float" office:value="2"/>
          </table:table-row>
        </table:table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" draw:style="linear" draw:angle="0" draw:start-color="#71a6db" draw:end-color="#559bdb" draw:start-intensity="100%" draw:end-intensity="100%"/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8333in" chart:symbol-height="0.08333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amed-symbol" chart:symbol-name="circle" chart:symbol-width="0.08333in" chart:symbol-height="0.08333in" chart:connect-bars="false" chart:pie-offset="0" chart:solid-type="cuboid" chart:link-data-style-to-source="true" chart:data-label-number="value-and-percentage" chart:data-label-text="true" chart:data-label-symbol="false" chart:label-position="avoid-overlap" chart:data-label-series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>
      <style:graphic-properties draw:fill="gradient" draw:fill-gradient-name="a2" draw:stroke="none" draw:shadow="visible" draw:shadow-offset-x="0in" draw:shadow-offset-y="0.02083in" draw:shadow-color="#000000" draw:shadow-opacity="63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gradient" draw:fill-gradient-name="a3" draw:stroke="none" draw:shadow="visible" draw:shadow-offset-x="0in" draw:shadow-offset-y="0.02083in" draw:shadow-color="#000000" draw:shadow-opacity="63%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306.0pt" svg:width="548.9999212598424pt" chart:style-name="Crt0">
        <chart:title chart:style-name="CT00">
          <text:p text:style-name="a0" text:class-names="" text:cond-style-name="">SG<text:s text:c="1"/>테넌트별 티켓 수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  PRD</text:p>
            </table:table-cell>
            <table:table-cell office:value-type="float" office:value="2"/>
          </table:table-row>
          <table:table-row>
            <table:table-cell office:value-type="string">
              <text:p>  STG</text:p>
            </table:table-cell>
            <table:table-cell office:value-type="float" office:value="2"/>
          </table:table-row>
        </table:table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2" draw:style="linear" draw:angle="0" draw:start-color="#71a6db" draw:end-color="#559bdb" draw:start-intensity="100%" draw:end-intensity="100%"/>
    <draw:gradient draw:name="a3" draw:style="linear" draw:angle="0" draw:start-color="#f18c55" draw:end-color="#f67b28" draw:start-intensity="100%" draw:end-intensity="100%"/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gap-width="219" chart:overlap="100" chart:link-data-style-to-source="false" chart:visible="true" chart:logarithmic="false" chart:maximum="16" chart:minimum="0" chart:tick-marks-major-inner="false" chart:tick-marks-major-outer="false" chart:tick-marks-minor-inner="false" chart:tick-marks-minor-outer="false" chart:display-label="true" chart:axis-label-position="near-axis" chart:axis-position="end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8333in" chart:symbol-height="0.08333in" chart:vertical="false" chart:connect-bars="false" chart:solid-type="cuboid" chart:stacked="true" chart:percentage="false"/>
      <style:graphic-properties draw:fill="gradient" draw:fill-gradient-name="a1" draw:stroke="none" draw:shadow="visible" draw:shadow-offset-x="0in" draw:shadow-offset-y="0.02083in" draw:shadow-color="#000000" draw:shadow-opacity="63%"/>
    </style:style>
    <style:style style:family="chart" style:name="Axs3" style:data-style-name="N0">
      <style:chart-properties chart:link-data-style-to-source="fals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8333in" chart:symbol-height="0.08333in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  <style:style style:family="chart" style:name="G1S0">
      <style:chart-properties chart:symbol-type="named-symbol" chart:symbol-name="circle" chart:symbol-width="0.08333in" chart:symbol-height="0.08333in" chart:connect-bars="false" chart:solid-type="cuboid" chart:stacked="false" chart:percentage="false"/>
      <style:graphic-properties draw:fill="none" draw:stroke="solid" svg:stroke-width="0.03819in" svg:stroke-color="#ed7d31" svg:stroke-opacity="100%" draw:stroke-linejoin="round" svg:stroke-linecap="round" draw:shadow="visible" draw:shadow-offset-x="0in" draw:shadow-offset-y="0.02083in" draw:shadow-color="#000000" draw:shadow-opacity="63%"/>
    </style:style>
  </office:automatic-styles>
  <office:body>
    <office:chart>
      <chart:chart chart:class="chart:bar" svg:height="410.6253543307086pt" svg:width="608.6253543307087pt" chart:style-name="Crt0">
        <chart:title chart:style-name="CT00">
          <text:p text:style-name="a0" text:class-names="" text:cond-style-name="">SG <text:s text:c="1"/>월별 <text:s text:c="1"/>보안관리 티켓 수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5"/>
          </chart:axis>
          <chart:axis chart:dimension="y" chart:name="secondary-y" chart:style-name="Axs2"/>
          <chart:axis chart:dimension="x" chart:name="secondary-X" chart:style-name="Axs3">
            <chart:categories table:cell-range-address="local-table.$B$2:.$B$5"/>
          </chart:axis>
          <chart:series chart:label-cell-address="local-table.$C$1" chart:values-cell-range-address="local-table.$C$2:.$C$5" chart:class="chart:bar" chart:attached-axis="primary-y" chart:style-name="G0S0">
            <chart:data-point chart:repeated="4"/>
          </chart:series>
          <chart:series chart:label-cell-address="local-table.$D$1" chart:values-cell-range-address="local-table.$D$2:.$D$5" chart:class="chart:line" chart:attached-axis="secondary-y" chart:style-name="G1S0"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티켓수(누적)</text:p>
              </table:table-cell>
              <table:table-cell office:value-type="string">
                <text:p>티켓수</text:p>
              </table:table-cell>
            </table:table-row>
          </table:table-header-rows>
          <table:table-row>
            <table:table-cell office:value-type="string">
              <text:p>3월</text:p>
            </table:table-cell>
            <table:table-cell office:value-type="string">
              <text:p>3월</text:p>
            </table:table-cell>
            <table:table-cell office:value-type="float" office:value="4"/>
            <table:table-cell office:value-type="float" office:value="4"/>
          </table:table-row>
          <table:table-row>
            <table:table-cell office:value-type="string">
              <text:p>4월</text:p>
            </table:table-cell>
            <table:table-cell office:value-type="string">
              <text:p>4월</text:p>
            </table:table-cell>
            <table:table-cell office:value-type="float" office:value="8"/>
            <table:table-cell office:value-type="float" office:value="4"/>
          </table:table-row>
          <table:table-row>
            <table:table-cell office:value-type="string">
              <text:p>5월</text:p>
            </table:table-cell>
            <table:table-cell office:value-type="string">
              <text:p>5월</text:p>
            </table:table-cell>
            <table:table-cell office:value-type="float" office:value="20"/>
            <table:table-cell office:value-type="float" office:value="12"/>
          </table:table-row>
          <table:table-row>
            <table:table-cell office:value-type="string">
              <text:p>6월</text:p>
            </table:table-cell>
            <table:table-cell office:value-type="string">
              <text:p>6월</text:p>
            </table:table-cell>
            <table:table-cell office:value-type="float" office:value="24"/>
            <table:table-cell office:value-type="float" office:value="4"/>
          </table:table-row>
        </table:table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" draw:style="linear" draw:angle="0" draw:start-color="#71a6db" draw:end-color="#559bdb" draw:start-intensity="100%" draw:end-intensity="100%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G0S0P0">
      <style:graphic-properties draw:fill="gradient" draw:fill-gradient-name="a2" draw:stroke="none" draw:shadow="visible" draw:shadow-offset-x="0in" draw:shadow-offset-y="0.02083in" draw:shadow-color="#000000" draw:shadow-opacity="63%"/>
    </style:style>
    <style:style style:family="chart" style:name="G0S0P1">
      <style:graphic-properties draw:fill="gradient" draw:fill-gradient-name="a3" draw:stroke="none" draw:shadow="visible" draw:shadow-offset-x="0in" draw:shadow-offset-y="0.02083in" draw:shadow-color="#000000" draw:shadow-opacity="63%"/>
    </style:style>
    <style:style style:family="chart" style:name="G0S0P2">
      <style:graphic-properties draw:fill="gradient" draw:fill-gradient-name="a4" draw:stroke="none" draw:shadow="visible" draw:shadow-offset-x="0in" draw:shadow-offset-y="0.02083in" draw:shadow-color="#000000" draw:shadow-opacity="63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gradient" draw:fill-gradient-name="a5" draw:stroke="none" draw:shadow="visible" draw:shadow-offset-x="0in" draw:shadow-offset-y="0.02083in" draw:shadow-color="#000000" draw:shadow-opacity="63%"/>
    </style:style>
    <style:style style:family="chart" style:name="G0S0P4">
      <style:graphic-properties draw:fill="gradient" draw:fill-gradient-name="a6" draw:stroke="none" draw:shadow="visible" draw:shadow-offset-x="0in" draw:shadow-offset-y="0.02083in" draw:shadow-color="#000000" draw:shadow-opacity="63%"/>
    </style:style>
    <style:style style:family="chart" style:name="G0S0" style:data-style-name="N0">
      <style:chart-properties chart:symbol-type="named-symbol" chart:symbol-name="circle" chart:symbol-width="0.08333in" chart:symbol-height="0.08333in" chart:connect-bars="false" chart:pie-offset="0" chart:solid-type="cuboid" chart:link-data-style-to-source="true" chart:data-label-number="value-and-percentage" chart:data-label-text="true" chart:data-label-symbol="false" chart:label-position="avoid-overlap" chart:data-label-series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8333in" chart:symbol-height="0.08333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</office:automatic-styles>
  <office:body>
    <office:chart>
      <chart:chart chart:class="chart:circle" svg:height="289.1253543307086pt" svg:width="498.0002362204725pt" chart:style-name="Crt0">
        <chart:title chart:style-name="CT00">
          <text:p text:style-name="a0" text:class-names="" text:cond-style-name="">6월 리전별 티켓수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6"/>
          </chart:axis>
          <chart:axis chart:dimension="y"/>
          <chart:series chart:label-cell-address="local-table.$B$1" chart:values-cell-range-address="local-table.$B$2:.$B$6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  KR</text:p>
            </table:table-cell>
            <table:table-cell office:value-type="float" office:value="6"/>
          </table:table-row>
          <table:table-row>
            <table:table-cell office:value-type="string">
              <text:p>  SG</text:p>
            </table:table-cell>
            <table:table-cell office:value-type="float" office:value="4"/>
          </table:table-row>
          <table:table-row>
            <table:table-cell office:value-type="string">
              <text:p>  CN</text:p>
            </table:table-cell>
            <table:table-cell office:value-type="float" office:value="3"/>
          </table:table-row>
          <table:table-row>
            <table:table-cell office:value-type="string">
              <text:p>  EU</text:p>
            </table:table-cell>
            <table:table-cell office:value-type="float" office:value="2"/>
          </table:table-row>
          <table:table-row>
            <table:table-cell office:value-type="string">
              <text:p>  RU</text:p>
            </table:table-cell>
            <table:table-cell office:value-type="float" office:value="2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6" draw:style="linear" draw:angle="0" draw:start-color="#6083cb" draw:end-color="#3e70ca" draw:start-intensity="100%" draw:end-intensity="100%"/>
    <draw:gradient draw:name="a2" draw:style="linear" draw:angle="0" draw:start-color="#71a6db" draw:end-color="#559bdb" draw:start-intensity="100%" draw:end-intensity="100%"/>
    <draw:gradient draw:name="a3" draw:style="linear" draw:angle="0" draw:start-color="#f18c55" draw:end-color="#f67b28" draw:start-intensity="100%" draw:end-intensity="100%"/>
    <draw:gradient draw:name="a4" draw:style="linear" draw:angle="0" draw:start-color="#afafaf" draw:end-color="#a5a5a5" draw:start-intensity="100%" draw:end-intensity="100%"/>
    <draw:gradient draw:name="a5" draw:style="linear" draw:angle="0" draw:start-color="#ffc746" draw:end-color="#ffc600" draw:start-intensity="100%" draw:end-intensity="100%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38.6253543307086pt" svg:width="616.1248031496063pt" chart:style-name="Crt0">
        <chart:title chart:style-name="CT00">
          <text:p text:style-name="a0" text:class-names="" text:cond-style-name="">보안관리 월별 요약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bar" chart:attached-axis="primary-y" chart:style-name="G0S0">
            <chart:data-label chart:style-name="DL00"/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2"/>
          </table:table-row>
          <table:table-row>
            <table:table-cell office:value-type="string">
              <text:p>2월</text:p>
            </table:table-cell>
            <table:table-cell office:value-type="float" office:value="9"/>
          </table:table-row>
          <table:table-row>
            <table:table-cell office:value-type="string">
              <text:p>3월</text:p>
            </table:table-cell>
            <table:table-cell office:value-type="float" office:value="11"/>
          </table:table-row>
          <table:table-row>
            <table:table-cell office:value-type="string">
              <text:p>4월</text:p>
            </table:table-cell>
            <table:table-cell office:value-type="float" office:value="9"/>
          </table:table-row>
          <table:table-row>
            <table:table-cell office:value-type="string">
              <text:p>5월</text:p>
            </table:table-cell>
            <table:table-cell office:value-type="float" office:value="20"/>
          </table:table-row>
          <table:table-row>
            <table:table-cell office:value-type="string">
              <text:p>6월</text:p>
            </table:table-cell>
            <table:table-cell office:value-type="float" office:value="17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8333in" chart:symbol-height="0.08333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amed-symbol" chart:symbol-name="circle" chart:symbol-width="0.08333in" chart:symbol-height="0.08333in" chart:connect-bars="false" chart:pie-offset="0" chart:solid-type="cuboid" chart:link-data-style-to-source="true" chart:data-label-number="value-and-percentage" chart:data-label-text="true" chart:data-label-symbol="false" chart:label-position="avoid-overlap" chart:data-label-series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>
      <style:graphic-properties draw:fill="gradient" draw:fill-gradient-name="a2" draw:stroke="none" draw:shadow="visible" draw:shadow-offset-x="0in" draw:shadow-offset-y="0.02083in" draw:shadow-color="#000000" draw:shadow-opacity="63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gradient" draw:fill-gradient-name="a3" draw:stroke="none" draw:shadow="visible" draw:shadow-offset-x="0in" draw:shadow-offset-y="0.02083in" draw:shadow-color="#000000" draw:shadow-opacity="63%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82.74968503937pt" svg:width="492.75pt" chart:style-name="Crt0">
        <chart:title chart:style-name="CT00">
          <text:p text:style-name="a0" text:class-names="" text:cond-style-name="">KR<text:s text:c="1"/>테넌트별 티켓수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  PRD</text:p>
            </table:table-cell>
            <table:table-cell office:value-type="float" office:value="3"/>
          </table:table-row>
          <table:table-row>
            <table:table-cell office:value-type="string">
              <text:p>  STG</text:p>
            </table:table-cell>
            <table:table-cell office:value-type="float" office:value="3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2" draw:style="linear" draw:angle="0" draw:start-color="#71a6db" draw:end-color="#559bdb" draw:start-intensity="100%" draw:end-intensity="100%"/>
    <draw:gradient draw:name="a3" draw:style="linear" draw:angle="0" draw:start-color="#f18c55" draw:end-color="#f67b28" draw:start-intensity="100%" draw:end-intensity="100%"/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00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gap-width="100" chart:overlap="100" chart:link-data-style-to-source="false" chart:visible="true" chart:logarithmic="false" chart:maximum="9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gradient" draw:fill-gradient-name="a1" draw:stroke="none" draw:shadow="visible" draw:shadow-offset-x="0in" draw:shadow-offset-y="0.02083in" draw:shadow-color="#000000" draw:shadow-opacity="63%"/>
    </style:style>
    <style:style style:family="chart" style:name="Axs3" style:data-style-name="N0">
      <style:chart-properties chart:link-data-style-to-source="false" chart:visible="fals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  <style:style style:family="chart" style:name="G1S0">
      <style:chart-properties chart:symbol-type="named-symbol" chart:symbol-name="circle" chart:symbol-width="0.08333in" chart:symbol-height="0.08333in" chart:connect-bars="false" chart:solid-type="cuboid" chart:stacked="false" chart:percentage="false"/>
      <style:graphic-properties draw:fill="none" draw:stroke="solid" svg:stroke-width="0.03819in" svg:stroke-color="#ed7d31" svg:stroke-opacity="100%" draw:stroke-linejoin="round" svg:stroke-linecap="round" draw:shadow="visible" draw:shadow-offset-x="0in" draw:shadow-offset-y="0.02083in" draw:shadow-color="#000000" draw:shadow-opacity="63%"/>
    </style:style>
  </office:automatic-styles>
  <office:body>
    <office:chart>
      <chart:chart chart:class="chart:bar" svg:height="373.1248031496062pt" svg:width="717.3748031496063pt" chart:style-name="Crt0">
        <chart:title chart:style-name="CT00">
          <text:p text:style-name="a0" text:class-names="" text:cond-style-name="">KR<text:s text:c="1"/>월별 보안관리 티켓 수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axis chart:dimension="y" chart:name="secondary-y" chart:style-name="Axs2"/>
          <chart:axis chart:dimension="x" chart:name="secondary-X" chart:style-name="Axs3">
            <chart:categories table:cell-range-address="local-table.$B$2:.$B$6"/>
          </chart:axis>
          <chart:series chart:label-cell-address="local-table.$C$1" chart:values-cell-range-address="local-table.$C$2:.$C$6" chart:class="chart:bar" chart:attached-axis="primary-y" chart:style-name="G0S0">
            <chart:data-point chart:repeated="5"/>
          </chart:series>
          <chart:series chart:label-cell-address="local-table.$D$1" chart:values-cell-range-address="local-table.$D$2:.$D$6" chart:class="chart:line" chart:attached-axis="secondary-y" chart:style-name="G1S0"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티켓수(누적)</text:p>
              </table:table-cell>
              <table:table-cell office:value-type="string">
                <text:p>티켓수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string">
              <text:p>1월</text:p>
            </table:table-cell>
            <table:table-cell office:value-type="float" office:value="2"/>
            <table:table-cell office:value-type="float" office:value="2"/>
          </table:table-row>
          <table:table-row>
            <table:table-cell office:value-type="string">
              <text:p>3월</text:p>
            </table:table-cell>
            <table:table-cell office:value-type="string">
              <text:p>3월</text:p>
            </table:table-cell>
            <table:table-cell office:value-type="float" office:value="7"/>
            <table:table-cell office:value-type="float" office:value="5"/>
          </table:table-row>
          <table:table-row>
            <table:table-cell office:value-type="string">
              <text:p>4월</text:p>
            </table:table-cell>
            <table:table-cell office:value-type="string">
              <text:p>4월</text:p>
            </table:table-cell>
            <table:table-cell office:value-type="float" office:value="10"/>
            <table:table-cell office:value-type="float" office:value="3"/>
          </table:table-row>
          <table:table-row>
            <table:table-cell office:value-type="string">
              <text:p>5월</text:p>
            </table:table-cell>
            <table:table-cell office:value-type="string">
              <text:p>5월</text:p>
            </table:table-cell>
            <table:table-cell office:value-type="float" office:value="11"/>
            <table:table-cell office:value-type="float" office:value="1"/>
          </table:table-row>
          <table:table-row>
            <table:table-cell office:value-type="string">
              <text:p>6월</text:p>
            </table:table-cell>
            <table:table-cell office:value-type="string">
              <text:p>6월</text:p>
            </table:table-cell>
            <table:table-cell office:value-type="float" office:value="17"/>
            <table:table-cell office:value-type="float" office:value="6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" draw:style="linear" draw:angle="0" draw:start-color="#71a6db" draw:end-color="#559bdb" draw:start-intensity="100%" draw:end-intensity="100%"/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8333in" chart:symbol-height="0.08333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amed-symbol" chart:symbol-name="circle" chart:symbol-width="0.08333in" chart:symbol-height="0.08333in" chart:connect-bars="false" chart:pie-offset="0" chart:solid-type="cuboid" chart:link-data-style-to-source="true" chart:data-label-number="value-and-percentage" chart:data-label-text="true" chart:data-label-symbol="false" chart:label-position="avoid-overlap" chart:data-label-series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>
      <style:graphic-properties draw:fill="gradient" draw:fill-gradient-name="a2" draw:stroke="none" draw:shadow="visible" draw:shadow-offset-x="0in" draw:shadow-offset-y="0.02083in" draw:shadow-color="#000000" draw:shadow-opacity="63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gradient" draw:fill-gradient-name="a3" draw:stroke="none" draw:shadow="visible" draw:shadow-offset-x="0in" draw:shadow-offset-y="0.02083in" draw:shadow-color="#000000" draw:shadow-opacity="63%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363.0002362204725pt" svg:width="569.25pt" chart:style-name="Crt0">
        <chart:title svg:x="263.9785826771654pt" svg:y="6.0pt" chart:style-name="CT00">
          <text:p text:style-name="a0" text:class-names="" text:cond-style-name="">CN<text:s text:c="1"/>테넌트별 티켓 수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  PRD</text:p>
            </table:table-cell>
            <table:table-cell office:value-type="float" office:value="2"/>
          </table:table-row>
          <table:table-row>
            <table:table-cell office:value-type="string">
              <text:p>  STG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2" draw:style="linear" draw:angle="0" draw:start-color="#71a6db" draw:end-color="#559bdb" draw:start-intensity="100%" draw:end-intensity="100%"/>
    <draw:gradient draw:name="a3" draw:style="linear" draw:angle="0" draw:start-color="#f18c55" draw:end-color="#f67b28" draw:start-intensity="100%" draw:end-intensity="100%"/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gap-width="219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end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8333in" chart:symbol-height="0.08333in" chart:vertical="false" chart:connect-bars="false" chart:solid-type="cuboid" chart:stacked="true" chart:percentage="false"/>
      <style:graphic-properties draw:fill="gradient" draw:fill-gradient-name="a1" draw:stroke="none" draw:shadow="visible" draw:shadow-offset-x="0in" draw:shadow-offset-y="0.02083in" draw:shadow-color="#000000" draw:shadow-opacity="63%"/>
    </style:style>
    <style:style style:family="chart" style:name="Axs3" style:data-style-name="N0">
      <style:chart-properties chart:link-data-style-to-source="fals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8333in" chart:symbol-height="0.08333in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  <style:style style:family="chart" style:name="G1S0">
      <style:chart-properties chart:symbol-type="named-symbol" chart:symbol-name="circle" chart:symbol-width="0.08333in" chart:symbol-height="0.08333in" chart:connect-bars="false" chart:solid-type="cuboid" chart:stacked="false" chart:percentage="false"/>
      <style:graphic-properties draw:fill="none" draw:stroke="solid" svg:stroke-width="0.03819in" svg:stroke-color="#ed7d31" svg:stroke-opacity="100%" draw:stroke-linejoin="round" svg:stroke-linecap="round" draw:shadow="visible" draw:shadow-offset-x="0in" draw:shadow-offset-y="0.02083in" draw:shadow-color="#000000" draw:shadow-opacity="63%"/>
    </style:style>
  </office:automatic-styles>
  <office:body>
    <office:chart>
      <chart:chart chart:class="chart:bar" svg:height="366.3748031496062pt" svg:width="647.24968503937pt" chart:style-name="Crt0">
        <chart:title chart:style-name="CT00">
          <text:p text:style-name="a0" text:class-names="" text:cond-style-name="">CN <text:s text:c="1"/>월별 <text:s text:c="1"/>보안관리 티켓 수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5"/>
          </chart:axis>
          <chart:axis chart:dimension="y" chart:name="secondary-y" chart:style-name="Axs2"/>
          <chart:axis chart:dimension="x" chart:name="secondary-X" chart:style-name="Axs3">
            <chart:categories table:cell-range-address="local-table.$B$2:.$B$5"/>
          </chart:axis>
          <chart:series chart:label-cell-address="local-table.$C$1" chart:values-cell-range-address="local-table.$C$2:.$C$5" chart:class="chart:bar" chart:attached-axis="primary-y" chart:style-name="G0S0">
            <chart:data-point chart:repeated="4"/>
          </chart:series>
          <chart:series chart:label-cell-address="local-table.$D$1" chart:values-cell-range-address="local-table.$D$2:.$D$5" chart:class="chart:line" chart:attached-axis="secondary-y" chart:style-name="G1S0"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티켓수(누적)</text:p>
              </table:table-cell>
              <table:table-cell office:value-type="string">
                <text:p>티켓수</text:p>
              </table:table-cell>
            </table:table-row>
          </table:table-header-rows>
          <table:table-row>
            <table:table-cell office:value-type="string">
              <text:p>2월</text:p>
            </table:table-cell>
            <table:table-cell office:value-type="string">
              <text:p>2월</text:p>
            </table:table-cell>
            <table:table-cell office:value-type="float" office:value="6"/>
            <table:table-cell office:value-type="float" office:value="6"/>
          </table:table-row>
          <table:table-row>
            <table:table-cell office:value-type="string">
              <text:p>4월</text:p>
            </table:table-cell>
            <table:table-cell office:value-type="string">
              <text:p>4월</text:p>
            </table:table-cell>
            <table:table-cell office:value-type="float" office:value="8"/>
            <table:table-cell office:value-type="float" office:value="2"/>
          </table:table-row>
          <table:table-row>
            <table:table-cell office:value-type="string">
              <text:p>5월</text:p>
            </table:table-cell>
            <table:table-cell office:value-type="string">
              <text:p>5월</text:p>
            </table:table-cell>
            <table:table-cell office:value-type="float" office:value="10"/>
            <table:table-cell office:value-type="float" office:value="2"/>
          </table:table-row>
          <table:table-row>
            <table:table-cell office:value-type="string">
              <text:p>6월</text:p>
            </table:table-cell>
            <table:table-cell office:value-type="string">
              <text:p>6월</text:p>
            </table:table-cell>
            <table:table-cell office:value-type="float" office:value="13"/>
            <table:table-cell office:value-type="float" office:value="3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" draw:style="linear" draw:angle="0" draw:start-color="#71a6db" draw:end-color="#559bdb" draw:start-intensity="100%" draw:end-intensity="100%"/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 chart:data-label-series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>
      <style:graphic-properties draw:fill="gradient" draw:fill-gradient-name="a2" draw:stroke="none" draw:shadow="visible" draw:shadow-offset-x="0in" draw:shadow-offset-y="0.02083in" draw:shadow-color="#000000" draw:shadow-opacity="63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gradient" draw:fill-gradient-name="a3" draw:stroke="none" draw:shadow="visible" draw:shadow-offset-x="0in" draw:shadow-offset-y="0.02083in" draw:shadow-color="#000000" draw:shadow-opacity="63%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309.0002362204725pt" svg:width="505.4996850393701pt" chart:style-name="Crt0">
        <chart:title chart:style-name="CT00">
          <text:p text:style-name="a0" text:class-names="" text:cond-style-name="">EU<text:s text:c="1"/>테넌트별 티켓 수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  PRD</text:p>
            </table:table-cell>
            <table:table-cell office:value-type="float" office:value="1"/>
          </table:table-row>
          <table:table-row>
            <table:table-cell office:value-type="string">
              <text:p>  STG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2" draw:style="linear" draw:angle="0" draw:start-color="#71a6db" draw:end-color="#559bdb" draw:start-intensity="100%" draw:end-intensity="100%"/>
    <draw:gradient draw:name="a3" draw:style="linear" draw:angle="0" draw:start-color="#f18c55" draw:end-color="#f67b28" draw:start-intensity="100%" draw:end-intensity="100%"/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gap-width="219" chart:overlap="100" chart:link-data-style-to-source="false" chart:visible="true" chart:logarithmic="false" chart:maximum="7" chart:tick-marks-major-inner="false" chart:tick-marks-major-outer="false" chart:tick-marks-minor-inner="false" chart:tick-marks-minor-outer="false" chart:display-label="true" chart:axis-label-position="near-axis" chart:axis-position="end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8333in" chart:symbol-height="0.08333in" chart:vertical="false" chart:connect-bars="false" chart:solid-type="cuboid" chart:stacked="true" chart:percentage="false"/>
      <style:graphic-properties draw:fill="gradient" draw:fill-gradient-name="a1" draw:stroke="none" draw:shadow="visible" draw:shadow-offset-x="0in" draw:shadow-offset-y="0.02083in" draw:shadow-color="#000000" draw:shadow-opacity="63%"/>
    </style:style>
    <style:style style:family="chart" style:name="Axs3" style:data-style-name="N0">
      <style:chart-properties chart:link-data-style-to-source="fals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8333in" chart:symbol-height="0.08333in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  <style:style style:family="chart" style:name="G1S0">
      <style:chart-properties chart:symbol-type="named-symbol" chart:symbol-name="circle" chart:symbol-width="0.08333in" chart:symbol-height="0.08333in" chart:connect-bars="false" chart:solid-type="cuboid" chart:stacked="false" chart:percentage="false"/>
      <style:graphic-properties draw:fill="none" draw:stroke="solid" svg:stroke-width="0.03819in" svg:stroke-color="#ed7d31" svg:stroke-opacity="100%" draw:stroke-linejoin="round" svg:stroke-linecap="round" draw:shadow="visible" draw:shadow-offset-x="0in" draw:shadow-offset-y="0.02083in" draw:shadow-color="#000000" draw:shadow-opacity="63%"/>
    </style:style>
  </office:automatic-styles>
  <office:body>
    <office:chart>
      <chart:chart chart:class="chart:bar" svg:height="400.1248031496062pt" svg:width="620.6248031496063pt" chart:style-name="Crt0">
        <chart:title chart:style-name="CT00">
          <text:p text:style-name="a0" text:class-names="" text:cond-style-name="">EU <text:s text:c="1"/>월별 <text:s text:c="1"/>보안관리 티켓 수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axis chart:dimension="y" chart:name="secondary-y" chart:style-name="Axs2"/>
          <chart:axis chart:dimension="x" chart:name="secondary-X" chart:style-name="Axs3">
            <chart:categories table:cell-range-address="local-table.$B$2:.$B$3"/>
          </chart:axis>
          <chart:series chart:label-cell-address="local-table.$C$1" chart:values-cell-range-address="local-table.$C$2:.$C$3" chart:class="chart:bar" chart:attached-axis="primary-y" chart:style-name="G0S0">
            <chart:data-point chart:repeated="2"/>
          </chart:series>
          <chart:series chart:label-cell-address="local-table.$D$1" chart:values-cell-range-address="local-table.$D$2:.$D$3" chart:class="chart:line" chart:attached-axis="secondary-y" chart:style-name="G1S0"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티켓수(누적)</text:p>
              </table:table-cell>
              <table:table-cell office:value-type="string">
                <text:p>티켓수</text:p>
              </table:table-cell>
            </table:table-row>
          </table:table-header-rows>
          <table:table-row>
            <table:table-cell office:value-type="string">
              <text:p>5월</text:p>
            </table:table-cell>
            <table:table-cell office:value-type="string">
              <text:p>5월</text:p>
            </table:table-cell>
            <table:table-cell office:value-type="float" office:value="4"/>
            <table:table-cell office:value-type="float" office:value="4"/>
          </table:table-row>
          <table:table-row>
            <table:table-cell office:value-type="string">
              <text:p>6월</text:p>
            </table:table-cell>
            <table:table-cell office:value-type="string">
              <text:p>6월</text:p>
            </table:table-cell>
            <table:table-cell office:value-type="float" office:value="6"/>
            <table:table-cell office:value-type="float" office:value="2"/>
          </table:table-row>
        </table:table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" draw:style="linear" draw:angle="0" draw:start-color="#71a6db" draw:end-color="#559bdb" draw:start-intensity="100%" draw:end-intensity="100%"/>
  </office:styles>
</office:document-styles>
</file>